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694*"/>
    </style:style>
    <style:style style:name="Táblázat7.B" style:family="table-column">
      <style:table-column-properties style:column-width="6.3042in" style:rel-column-width="9077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none" fo:border-top="none" fo:border-bottom="0.05pt solid #000000"/>
    </style:style>
    <style:style style:name="Táblázat1.C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none" fo:border-top="none" fo:border-bottom="0.05pt solid #000000"/>
    </style:style>
    <style:style style:name="Táblázat1.C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none" fo:border-top="none" fo:border-bottom="0.05pt solid #000000"/>
    </style:style>
    <style:style style:name="Táblázat1.C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none" fo:border-top="none" fo:border-bottom="0.05pt solid #000000"/>
    </style:style>
    <style:style style:name="Táblázat1.C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none" fo:border-top="none" fo:border-bottom="0.05pt solid #000000"/>
    </style:style>
    <style:style style:name="Táblázat1.C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none" fo:border-top="none" fo:border-bottom="0.05pt solid #000000"/>
    </style:style>
    <style:style style:name="Táblázat1.C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fo:font-size="11pt" style:font-size-asian="11pt" style:font-size-complex="11pt"/>
    </style:style>
    <style:style style:name="P21" style:family="paragraph" style:parent-style-name="Text_20_body">
      <style:text-properties style:font-name="Avenir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Avenir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venir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officeooo:paragraph-rsid="0082f3b1"/>
    </style:style>
    <style:style style:name="P34" style:family="paragraph" style:parent-style-name="Text_20_body">
      <style:text-properties style:font-name="Avenir" fo:font-size="10pt" officeooo:paragraph-rsid="00a4ea72" style:font-size-asian="10pt" style:font-size-complex="10pt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a0cd03" officeooo:paragraph-rsid="00a0cd03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8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39" style:family="paragraph" style:parent-style-name="Standard">
      <style:text-properties officeooo:paragraph-rsid="009a83b4"/>
    </style:style>
    <style:style style:name="P40" style:family="paragraph" style:parent-style-name="Standard">
      <style:text-properties style:font-name="Avenir" officeooo:paragraph-rsid="009a83b4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2" style:family="paragraph" style:parent-style-name="Table_20_Contents">
      <style:paragraph-properties fo:margin-top="0in" fo:margin-bottom="0in" style:contextual-spacing="false"/>
    </style:style>
    <style:style style:name="P43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Avenir" fo:font-size="10pt" officeooo:rsid="00a0cd03" officeooo:paragraph-rsid="00a0cd03" style:font-size-asian="10pt" style:font-size-complex="10pt"/>
    </style:style>
    <style:style style:name="P45" style:family="paragraph" style:parent-style-name="Standard">
      <style:paragraph-properties fo:text-align="start" style:justify-single-word="false"/>
    </style:style>
    <style:style style:name="P46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a0cd03" fo:background-color="transparent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a0cd03" style:font-size-asian="10pt" style:font-size-complex="10pt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officeooo:paragraph-rsid="00a0cd03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officeooo:paragraph-rsid="00a0cd0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margin-left="0.0638in" fo:margin-right="0.0319in" fo:text-indent="0in" style:auto-text-indent="false"/>
      <style:text-properties style:font-name="Avenir" fo:font-size="6pt" officeooo:paragraph-rsid="00a0cd03" style:font-size-asian="6pt" style:font-size-complex="6pt"/>
    </style:style>
    <style:style style:name="P53" style:family="paragraph" style:parent-style-name="Standard">
      <style:paragraph-properties fo:text-align="start" style:justify-single-word="false" fo:break-before="column"/>
      <style:text-properties officeooo:paragraph-rsid="00a0cd03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a0cd03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53da0f" officeooo:paragraph-rsid="00a0cd03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style:font-size-asian="9pt" style:font-size-complex="9pt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fo:background-color="transparent" style:font-size-asian="9pt" style:font-size-complex="9pt"/>
    </style:style>
    <style:style style:name="P59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60" style:family="paragraph" style:parent-style-name="Text_20_body">
      <style:text-properties officeooo:paragraph-rsid="00a0cd03"/>
    </style:style>
    <style:style style:name="P61" style:family="paragraph" style:parent-style-name="Standard">
      <style:paragraph-properties fo:break-before="column"/>
    </style:style>
    <style:style style:name="P62" style:family="paragraph" style:parent-style-name="Text_20_body">
      <style:text-properties fo:font-size="10pt" officeooo:paragraph-rsid="00775f14" style:font-size-asian="10pt" style:font-size-complex="10pt"/>
    </style:style>
    <style:style style:name="P63" style:family="paragraph" style:parent-style-name="Text_20_body">
      <style:text-properties officeooo:paragraph-rsid="00775f14"/>
    </style:style>
    <style:style style:name="P64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5" style:family="paragraph" style:parent-style-name="Horizontal_20_Line">
      <style:text-properties style:font-name="Avenir" fo:font-size="9pt" style:font-size-asian="9pt" style:font-size-complex="9pt"/>
    </style:style>
    <style:style style:name="P66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7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9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a0cd03" style:font-size-asian="10pt" style:font-weight-asian="bold" style:font-size-complex="10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3" style:family="paragraph" style:parent-style-name="Text_20_body">
      <style:paragraph-properties fo:text-align="start" style:justify-single-word="false"/>
      <style:text-properties officeooo:paragraph-rsid="0080c507"/>
    </style:style>
    <style:style style:name="P74" style:family="paragraph" style:parent-style-name="Text_20_body">
      <style:text-properties officeooo:paragraph-rsid="0080c507"/>
    </style:style>
    <style:style style:name="P75" style:family="paragraph" style:parent-style-name="Standard">
      <style:text-properties officeooo:paragraph-rsid="001c2ac6"/>
    </style:style>
    <style:style style:name="P76" style:family="paragraph" style:parent-style-name="Text_20_body">
      <style:text-properties officeooo:paragraph-rsid="001c2ac6"/>
    </style:style>
    <style:style style:name="P77" style:family="paragraph" style:parent-style-name="Text_20_body">
      <style:text-properties style:font-name="Avenir" officeooo:paragraph-rsid="0069259f"/>
    </style:style>
    <style:style style:name="P78" style:family="paragraph" style:parent-style-name="Heading_20_3">
      <style:paragraph-properties fo:break-before="page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style:font-size-asian="12pt" style:font-weight-asian="bold" style:font-size-complex="12pt" style:font-weight-complex="bold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paragraph-rsid="008910ba" style:font-size-asian="12pt" style:font-weight-asian="bold" style:font-size-complex="12pt" style:font-weight-complex="bold"/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8910ba"/>
    </style:style>
    <style:style style:name="P84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8910ba"/>
    </style:style>
    <style:style style:name="P85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/>
    </style:style>
    <style:style style:name="P86" style:family="paragraph" style:parent-style-name="Text_20_body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officeooo:paragraph-rsid="0056ce3e"/>
    </style:style>
    <style:style style:name="P87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8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9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4c1208"/>
    </style:style>
    <style:style style:name="P90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4d9242"/>
    </style:style>
    <style:style style:name="P91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rsid="00556a04" officeooo:paragraph-rsid="004d9242"/>
    </style:style>
    <style:style style:name="P92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8d2424"/>
    </style:style>
    <style:style style:name="P93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8d2424"/>
    </style:style>
    <style:style style:name="P94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911a50"/>
    </style:style>
    <style:style style:name="P95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56ce3e" officeooo:paragraph-rsid="008d2424" style:font-size-asian="12pt" style:font-size-complex="12pt"/>
    </style:style>
    <style:style style:name="P96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8d2424" style:font-size-asian="12pt" style:font-size-complex="12pt"/>
    </style:style>
    <style:style style:name="P97" style:family="paragraph" style:parent-style-name="Text_20_body">
      <style:text-properties officeooo:paragraph-rsid="006530c0"/>
    </style:style>
    <style:style style:name="P98" style:family="paragraph" style:parent-style-name="Text_20_body">
      <style:text-properties officeooo:rsid="006530c0" officeooo:paragraph-rsid="009a83b4"/>
    </style:style>
    <style:style style:name="P99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100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101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103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104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105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06" style:family="paragraph" style:parent-style-name="Table_20_Contents">
      <style:text-properties officeooo:paragraph-rsid="007331bf"/>
    </style:style>
    <style:style style:name="P107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9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10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11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12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13" style:family="paragraph" style:parent-style-name="Standard">
      <style:paragraph-properties fo:text-align="center" style:justify-single-word="false"/>
      <style:text-properties officeooo:paragraph-rsid="006c55ad"/>
    </style:style>
    <style:style style:name="P114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16" style:family="paragraph" style:parent-style-name="Standard">
      <style:paragraph-properties fo:text-align="center" style:justify-single-word="false"/>
      <style:text-properties officeooo:paragraph-rsid="00556a04"/>
    </style:style>
    <style:style style:name="P117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8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9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20" style:family="paragraph" style:parent-style-name="Standard">
      <style:paragraph-properties fo:text-align="center" style:justify-single-word="false"/>
      <style:text-properties officeooo:paragraph-rsid="006c8137"/>
    </style:style>
    <style:style style:name="P121" style:family="paragraph" style:parent-style-name="Standard">
      <style:paragraph-properties fo:text-align="center" style:justify-single-word="false"/>
      <style:text-properties officeooo:paragraph-rsid="00884afa"/>
    </style:style>
    <style:style style:name="P122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24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25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6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27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8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9" style:family="paragraph" style:parent-style-name="Standard">
      <style:paragraph-properties fo:text-align="center" style:justify-single-word="false"/>
      <style:text-properties officeooo:paragraph-rsid="006f8a81"/>
    </style:style>
    <style:style style:name="P130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1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32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officeooo:paragraph-rsid="0080c507"/>
    </style:style>
    <style:style style:name="P134" style:family="paragraph" style:parent-style-name="Text_20_body">
      <style:paragraph-properties style:shadow="none"/>
      <style:text-properties officeooo:paragraph-rsid="0080c507"/>
    </style:style>
    <style:style style:name="P135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6" style:family="paragraph" style:parent-style-name="Heading_20_3">
      <style:paragraph-properties style:shadow="none"/>
      <style:text-properties officeooo:paragraph-rsid="0080c507"/>
    </style:style>
    <style:style style:name="P137" style:family="paragraph" style:parent-style-name="_5b_RPG_5d__20_Táblázattartalom_20_-_20_fejléc">
      <style:text-properties fo:color="#3a71c7" loext:opacity="100%" officeooo:paragraph-rsid="0080c507"/>
    </style:style>
    <style:style style:name="P138" style:family="paragraph" style:parent-style-name="_5b_RPG_5d__20_Táblázattartalom_20_-_20_fejléc">
      <style:text-properties style:font-name="Avenir" officeooo:paragraph-rsid="0080c507"/>
    </style:style>
    <style:style style:name="P139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0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41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42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43" style:family="paragraph" style:parent-style-name="Standard">
      <style:paragraph-properties style:shadow="none"/>
      <style:text-properties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5" style:family="paragraph" style:parent-style-name="_5b_RPG_5d__20_Táblázattartalom_20_-_20_fejléc">
      <style:text-properties officeooo:paragraph-rsid="0080c507"/>
    </style:style>
    <style:style style:name="P146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7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8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9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50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51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52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53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4" style:family="paragraph" style:parent-style-name="_5b_RPG_5d__20_Táblázattartalom_20_-_20_fejléc">
      <style:text-properties style:font-name="Avenir" officeooo:paragraph-rsid="0082f3b1"/>
    </style:style>
    <style:style style:name="P155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6" style:family="paragraph" style:parent-style-name="Heading_20_3">
      <style:paragraph-properties fo:break-before="page"/>
      <style:text-properties style:font-name="Avenir" officeooo:paragraph-rsid="0080c507"/>
    </style:style>
    <style:style style:name="P157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8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9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60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61" style:family="paragraph" style:parent-style-name="Heading_20_3">
      <style:paragraph-properties style:shadow="none"/>
      <style:text-properties style:font-name="Avenir" officeooo:paragraph-rsid="0080c507"/>
    </style:style>
    <style:style style:name="P162" style:family="paragraph" style:parent-style-name="Text_20_body">
      <style:paragraph-properties style:shadow="none"/>
      <style:text-properties officeooo:paragraph-rsid="0096298a"/>
    </style:style>
    <style:style style:name="P163" style:family="paragraph" style:parent-style-name="Text_20_body">
      <style:paragraph-properties style:shadow="none"/>
      <style:text-properties style:font-name="Avenir" officeooo:paragraph-rsid="0096298a"/>
    </style:style>
    <style:style style:name="P164" style:family="paragraph" style:parent-style-name="Text_20_body">
      <style:paragraph-properties style:shadow="none"/>
      <style:text-properties style:font-name="Avenir" officeooo:paragraph-rsid="0080c507"/>
    </style:style>
    <style:style style:name="P165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6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7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9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70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1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2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fo:font-weight="bold" officeooo:rsid="006ee1ec" style:font-weight-asian="bold" style:font-weight-complex="bold"/>
    </style:style>
    <style:style style:name="T14" style:family="text">
      <style:text-properties officeooo:rsid="005f0d84"/>
    </style:style>
    <style:style style:name="T15" style:family="text">
      <style:text-properties officeooo:rsid="0080f44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3cf40"/>
    </style:style>
    <style:style style:name="T18" style:family="text">
      <style:text-properties fo:font-weight="bold" officeooo:rsid="0033cf40" style:font-weight-asian="bold" style:font-weight-complex="bold"/>
    </style:style>
    <style:style style:name="T19" style:family="text">
      <style:text-properties officeooo:rsid="00353657"/>
    </style:style>
    <style:style style:name="T20" style:family="text">
      <style:text-properties fo:font-weight="bold" officeooo:rsid="003f9a2a" style:font-weight-asian="bold" style:font-weight-complex="bold"/>
    </style:style>
    <style:style style:name="T21" style:family="text">
      <style:text-properties fo:font-weight="bold" officeooo:rsid="00353657" style:font-weight-asian="bold" style:font-weight-complex="bold"/>
    </style:style>
    <style:style style:name="T22" style:family="text">
      <style:text-properties fo:font-weight="normal" officeooo:rsid="00353657" style:font-weight-asian="normal" style:font-weight-complex="normal"/>
    </style:style>
    <style:style style:name="T23" style:family="text">
      <style:text-properties fo:font-weight="normal" officeooo:rsid="003f9a2a" style:font-weight-asian="normal" style:font-weight-complex="normal"/>
    </style:style>
    <style:style style:name="T24" style:family="text">
      <style:text-properties style:font-name="Avenir"/>
    </style:style>
    <style:style style:name="T25" style:family="text">
      <style:text-properties style:font-name="Avenir" fo:font-size="12pt" officeooo:rsid="005f5c58" style:font-size-asian="12pt" style:font-size-complex="12pt"/>
    </style:style>
    <style:style style:name="T26" style:family="text">
      <style:text-properties style:font-name="Avenir" fo:font-size="10pt" officeooo:rsid="003c44bc" style:font-size-asian="10pt" style:font-size-complex="10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fo:color="#bf0041" loext:opacity="100%"/>
    </style:style>
    <style:style style:name="T30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Avenir" fo:font-weight="bold" officeooo:rsid="009a83b4" style:font-weight-asian="bold" style:font-weight-complex="bold"/>
    </style:style>
    <style:style style:name="T33" style:family="text">
      <style:text-properties style:font-name="Avenir" fo:font-weight="bold" officeooo:rsid="008ecb21" style:font-weight-asian="bold" style:font-weight-complex="bold"/>
    </style:style>
    <style:style style:name="T34" style:family="text">
      <style:text-properties style:font-name="Avenir" fo:font-weight="normal" officeooo:rsid="0075cc03" style:font-weight-asian="normal" style:font-weight-complex="normal"/>
    </style:style>
    <style:style style:name="T35" style:family="text">
      <style:text-properties style:font-name="Avenir" fo:font-weight="normal" officeooo:rsid="00a0cd03" style:font-weight-asian="normal" style:font-weight-complex="normal"/>
    </style:style>
    <style:style style:name="T36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37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8" style:family="text">
      <style:text-properties style:font-name="Avenir" fo:font-size="10pt" style:font-size-asian="10pt" style:font-size-complex="10pt"/>
    </style:style>
    <style:style style:name="T39" style:family="text">
      <style:text-properties style:font-name="Avenir" fo:font-size="10pt" officeooo:rsid="009a83b4" style:font-size-asian="10pt" style:font-size-complex="10pt"/>
    </style:style>
    <style:style style:name="T40" style:family="text">
      <style:text-properties style:font-name="Avenir" officeooo:rsid="0075cc03"/>
    </style:style>
    <style:style style:name="T41" style:family="text">
      <style:text-properties style:font-name="Avenir" officeooo:rsid="00a0cd03"/>
    </style:style>
    <style:style style:name="T42" style:family="text">
      <style:text-properties style:font-name="Avenir" fo:font-size="10pt" fo:font-weight="bold" officeooo:rsid="009a83b4" style:font-size-asian="10pt" style:font-weight-asian="bold" style:font-size-complex="10pt" style:font-weight-complex="bold"/>
    </style:style>
    <style:style style:name="T43" style:family="text">
      <style:text-properties style:font-name="Avenir" fo:font-size="10pt" officeooo:rsid="0075cc03" style:font-size-asian="10pt" style:font-size-complex="10pt"/>
    </style:style>
    <style:style style:name="T44" style:family="text">
      <style:text-properties style:font-name="Avenir" fo:font-size="10pt" officeooo:rsid="00a0cd03" style:font-size-asian="10pt" style:font-size-complex="10pt"/>
    </style:style>
    <style:style style:name="T45" style:family="text">
      <style:text-properties style:font-name="Avenir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officeooo:rsid="00a2b856"/>
    </style:style>
    <style:style style:name="T49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50" style:family="text">
      <style:text-properties officeooo:rsid="00a0cd03"/>
    </style:style>
    <style:style style:name="T51" style:family="text">
      <style:text-properties officeooo:rsid="00612574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fo:font-size="9pt" officeooo:rsid="008ecb21" style:font-size-asian="9pt" style:font-size-complex="9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style:font-name="Avenir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font-name="Avenir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58" style:family="text">
      <style:text-properties style:font-name="Avenir" fo:font-size="10pt" fo:font-weight="normal" officeooo:rsid="0080c507" style:font-size-asian="10pt" style:font-weight-asian="normal" style:font-size-complex="10pt" style:font-weight-complex="normal"/>
    </style:style>
    <style:style style:name="T59" style:family="text">
      <style:text-properties officeooo:rsid="0053da0f"/>
    </style:style>
    <style:style style:name="T60" style:family="text">
      <style:text-properties officeooo:rsid="009a83b4"/>
    </style:style>
    <style:style style:name="T61" style:family="text">
      <style:text-properties officeooo:rsid="003a4aea"/>
    </style:style>
    <style:style style:name="T62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font-name="Avenir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style:font-name="Avenir" fo:font-size="11pt" style:font-size-asian="11pt" style:font-size-complex="11pt"/>
    </style:style>
    <style:style style:name="T65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6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7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68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9" style:family="text">
      <style:text-properties fo:font-weight="normal" officeooo:rsid="00998cff" style:font-weight-asian="normal" style:font-weight-complex="normal"/>
    </style:style>
    <style:style style:name="T70" style:family="text">
      <style:text-properties fo:font-weight="normal" officeooo:rsid="008ecb21" style:font-weight-asian="normal" style:font-weight-complex="normal"/>
    </style:style>
    <style:style style:name="T71" style:family="text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font-name="Avenir" fo:font-style="normal" fo:font-weight="normal" officeooo:rsid="008c4e98" style:font-style-asian="normal" style:font-weight-asian="normal" style:font-style-complex="normal" style:font-weight-complex="normal"/>
    </style:style>
    <style:style style:name="T73" style:family="text">
      <style:text-properties style:font-name="Avenir" fo:font-style="normal" fo:font-weight="normal" officeooo:rsid="008ecb21" style:font-style-asian="normal" style:font-weight-asian="normal" style:font-style-complex="normal" style:font-weight-complex="normal"/>
    </style:style>
    <style:style style:name="T74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75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6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7" style:family="text">
      <style:text-properties style:font-name="Avenir" fo:font-style="normal" fo:font-weight="normal" officeooo:rsid="004475ce" style:font-style-asian="normal" style:font-weight-asian="normal" style:font-style-complex="normal" style:font-weight-complex="normal"/>
    </style:style>
    <style:style style:name="T78" style:family="text">
      <style:text-properties style:font-name="Avenir" fo:font-style="normal" fo:font-weight="normal" officeooo:rsid="00674927" style:font-style-asian="normal" style:font-weight-asian="normal" style:font-style-complex="normal" style:font-weight-complex="normal"/>
    </style:style>
    <style:style style:name="T79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0" style:family="text">
      <style:text-properties fo:font-size="11pt" fo:font-weight="bold" style:font-size-asian="11pt" style:font-weight-asian="bold" style:font-size-complex="11pt" style:font-weight-complex="bold"/>
    </style:style>
    <style:style style:name="T81" style:family="text">
      <style:text-properties fo:font-size="12pt" style:font-size-asian="12pt" style:font-size-complex="12pt"/>
    </style:style>
    <style:style style:name="T82" style:family="text">
      <style:text-properties officeooo:rsid="009002d8"/>
    </style:style>
    <style:style style:name="T83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84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5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6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87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88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9" style:family="text">
      <style:text-properties style:font-name="Avenir" fo:font-weight="normal" style:font-weight-asian="normal" style:font-weight-complex="normal"/>
    </style:style>
    <style:style style:name="T90" style:family="text">
      <style:text-properties style:font-name="Avenir" fo:font-weight="normal" officeooo:rsid="005d12be" style:font-weight-asian="normal" style:font-weight-complex="normal"/>
    </style:style>
    <style:style style:name="T91" style:family="text">
      <style:text-properties style:font-name="Avenir" fo:font-weight="normal" officeooo:rsid="0037f3c5" style:font-weight-asian="normal" style:font-weight-complex="normal"/>
    </style:style>
    <style:style style:name="T92" style:family="text">
      <style:text-properties style:font-name="Avenir" fo:font-weight="normal" officeooo:rsid="0080c507" style:font-weight-asian="normal" style:font-weight-complex="normal"/>
    </style:style>
    <style:style style:name="T93" style:family="text">
      <style:text-properties style:font-name="Avenir" fo:font-weight="bold" style:font-weight-asian="bold" style:font-weight-complex="bold"/>
    </style:style>
    <style:style style:name="T94" style:family="text">
      <style:text-properties style:font-name="Avenir" fo:font-weight="normal" officeooo:rsid="0069259f" style:font-weight-asian="normal" style:font-weight-complex="normal"/>
    </style:style>
    <style:style style:name="T95" style:family="text">
      <style:text-properties style:font-name="Avenir" officeooo:rsid="007ef2a9"/>
    </style:style>
    <style:style style:name="T96" style:family="text">
      <style:text-properties style:font-name="Avenir" officeooo:rsid="0069259f"/>
    </style:style>
    <style:style style:name="T97" style:family="text">
      <style:text-properties fo:font-weight="bold" officeooo:rsid="0069259f" style:font-weight-asian="bold" style:font-weight-complex="bold"/>
    </style:style>
    <style:style style:name="T98" style:family="text">
      <style:text-properties officeooo:rsid="007ef2a9"/>
    </style:style>
    <style:style style:name="T99" style:family="text">
      <style:text-properties style:font-name="Avenir" fo:font-size="11pt" fo:font-weight="bold" style:font-size-asian="11pt" style:font-weight-asian="bold" style:font-size-complex="11pt" style:font-weight-complex="bold"/>
    </style:style>
    <style:style style:name="T100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01" style:family="text">
      <style:text-properties style:font-name="Avenir" fo:font-size="12pt" fo:font-weight="normal" style:font-size-asian="12pt" style:font-weight-asian="normal" style:font-size-complex="12pt" style:font-weight-complex="normal"/>
    </style:style>
    <style:style style:name="T102" style:family="text">
      <style:text-properties style:use-window-font-color="true" loext:opacity="0%"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3" style:family="text">
      <style:text-properties style:font-name="Avenir" fo:font-size="12pt" fo:font-weight="normal" officeooo:rsid="009002d8" style:font-size-asian="12pt" style:font-weight-asian="normal" style:font-size-complex="12pt" style:font-weight-complex="normal"/>
    </style:style>
    <style:style style:name="T104" style:family="text">
      <style:text-properties style:font-name="Avenir" fo:font-size="12pt" fo:font-weight="normal" officeooo:rsid="001ae915" style:font-size-asian="12pt" style:font-weight-asian="normal" style:font-size-complex="12pt" style:font-weight-complex="normal"/>
    </style:style>
    <style:style style:name="T105" style:family="text">
      <style:text-properties style:font-name="Avenir" fo:font-size="12pt" fo:font-weight="bold" officeooo:rsid="0046e269" style:font-size-asian="12pt" style:font-weight-asian="bold" style:font-size-complex="12pt" style:font-weight-complex="bold"/>
    </style:style>
    <style:style style:name="T106" style:family="text">
      <style:text-properties style:font-name="Avenir" fo:font-size="12pt" fo:font-weight="bold" officeooo:rsid="0047f04b" style:font-size-asian="12pt" style:font-weight-asian="bold" style:font-size-complex="12pt" style:font-weight-complex="bold"/>
    </style:style>
    <style:style style:name="T107" style:family="text">
      <style:text-properties style:font-name="Avenir" fo:font-size="12pt" fo:font-weight="bold" officeooo:rsid="0049efbe" style:font-size-asian="12pt" style:font-weight-asian="bold" style:font-size-complex="12pt" style:font-weight-complex="bold"/>
    </style:style>
    <style:style style:name="T108" style:family="text">
      <style:text-properties style:font-name="Avenir" fo:font-size="12pt" style:font-size-asian="12pt" style:font-size-complex="12pt"/>
    </style:style>
    <style:style style:name="T109" style:family="text">
      <style:text-properties style:font-name="Avenir" fo:font-size="12pt" officeooo:rsid="009002d8" style:font-size-asian="12pt" style:font-size-complex="12pt"/>
    </style:style>
    <style:style style:name="T110" style:family="text">
      <style:text-properties style:font-name="Avenir" fo:font-size="12pt" officeooo:rsid="003aa0d3" style:font-size-asian="12pt" style:font-size-complex="12pt"/>
    </style:style>
    <style:style style:name="T111" style:family="text">
      <style:text-properties style:font-name="Avenir" fo:font-size="12pt" officeooo:rsid="00914e1c" style:font-size-asian="12pt" style:font-size-complex="12pt"/>
    </style:style>
    <style:style style:name="T112" style:family="text">
      <style:text-properties style:font-name="Avenir" fo:font-size="12pt" officeooo:rsid="0043707c" style:font-size-asian="12pt" style:font-size-complex="12pt"/>
    </style:style>
    <style:style style:name="T113" style:family="text">
      <style:text-properties style:font-name="Avenir" fo:font-size="12pt" officeooo:rsid="003d4edc" style:font-size-asian="12pt" style:font-size-complex="12pt"/>
    </style:style>
    <style:style style:name="T114" style:family="text">
      <style:text-properties style:font-name="Avenir" fo:font-size="12pt" fo:font-weight="normal" officeooo:rsid="003d4edc" style:font-size-asian="12pt" style:font-weight-asian="normal" style:font-size-complex="12pt" style:font-weight-complex="normal"/>
    </style:style>
    <style:style style:name="T115" style:family="text">
      <style:text-properties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6" style:family="text">
      <style:text-properties style:font-name="Avenir" fo:font-size="12pt" fo:font-weight="normal" officeooo:rsid="00500e3a" style:font-size-asian="12pt" style:font-weight-asian="normal" style:font-size-complex="12pt" style:font-weight-complex="normal"/>
    </style:style>
    <style:style style:name="T117" style:family="text">
      <style:text-properties fo:font-weight="normal" officeooo:rsid="009002d8" style:font-weight-asian="normal" style:font-weight-complex="normal"/>
    </style:style>
    <style:style style:name="T118" style:family="text">
      <style:text-properties fo:font-size="12pt" fo:font-weight="normal" style:font-size-asian="12pt" style:font-weight-asian="normal" style:font-size-complex="12pt" style:font-weight-complex="normal"/>
    </style:style>
    <style:style style:name="T119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120" style:family="text">
      <style:text-properties fo:color="#000000" loext:opacity="100%" style:font-name="Avenir" fo:font-size="12pt" fo:font-weight="normal" style:font-size-asian="12pt" style:font-weight-asian="normal" style:font-size-complex="12pt" style:font-weight-complex="normal"/>
    </style:style>
    <style:style style:name="T121" style:family="text">
      <style:text-properties style:font-name="Avenir" fo:font-size="12pt" officeooo:rsid="004af2aa" style:font-size-asian="12pt" style:font-size-complex="12pt"/>
    </style:style>
    <style:style style:name="T122" style:family="text">
      <style:text-properties fo:font-variant="normal" fo:text-transform="none" fo:color="#202122" loext:opacity="100%" style:font-name="Avenir" fo:font-size="12pt" fo:letter-spacing="normal" style:text-underline-style="none" officeooo:rsid="004d9242" style:font-size-asian="12pt" style:font-size-complex="12pt"/>
    </style:style>
    <style:style style:name="T123" style:family="text">
      <style:text-properties style:font-name="Avenir" fo:font-size="12pt" fo:font-weight="normal" officeooo:rsid="008910ba" style:font-size-asian="12pt" style:font-weight-asian="normal" style:font-size-complex="12pt" style:font-weight-complex="normal"/>
    </style:style>
    <style:style style:name="T124" style:family="text">
      <style:text-properties style:font-name="Avenir" fo:font-size="12pt" fo:font-weight="normal" officeooo:rsid="002c3ffc" style:font-size-asian="12pt" style:font-weight-asian="normal" style:font-size-complex="12pt" style:font-weight-complex="normal"/>
    </style:style>
    <style:style style:name="T125" style:family="text">
      <style:text-properties style:font-name="Avenir" fo:font-size="12pt" fo:font-weight="normal" officeooo:rsid="009f2fc2" style:font-size-asian="12pt" style:font-weight-asian="normal" style:font-size-complex="12pt" style:font-weight-complex="normal"/>
    </style:style>
    <style:style style:name="T126" style:family="text">
      <style:text-properties style:font-name="Avenir" fo:font-size="12pt" fo:font-weight="normal" officeooo:rsid="004af2aa" style:font-size-asian="12pt" style:font-weight-asian="normal" style:font-size-complex="12pt" style:font-weight-complex="normal"/>
    </style:style>
    <style:style style:name="T127" style:family="text">
      <style:text-properties style:font-name="Avenir" fo:font-size="12pt" fo:font-weight="normal" officeooo:rsid="0041955b" style:font-size-asian="12pt" style:font-weight-asian="normal" style:font-size-complex="12pt" style:font-weight-complex="normal"/>
    </style:style>
    <style:style style:name="T128" style:family="text">
      <style:text-properties style:font-name="Avenir" fo:font-size="12pt" style:text-underline-style="none" fo:font-weight="bold" style:font-size-asian="12pt" style:font-weight-asian="bold" style:font-size-complex="12pt" style:font-weight-complex="bold"/>
    </style:style>
    <style:style style:name="T129" style:family="text">
      <style:text-properties style:font-name="Avenir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30" style:family="text">
      <style:text-properties style:font-name="Avenir" fo:font-size="12pt" style:text-underline-style="none" officeooo:rsid="004d9242" style:font-size-asian="12pt" style:font-size-complex="12pt"/>
    </style:style>
    <style:style style:name="T131" style:family="text">
      <style:text-properties style:font-name="Avenir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32" style:family="text">
      <style:text-properties style:font-name="Avenir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33" style:family="text">
      <style:text-properties style:font-name="Avenir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34" style:family="text">
      <style:text-properties style:font-name="Avenir" fo:font-size="12pt" fo:font-weight="bold" officeooo:rsid="004af2aa" style:font-size-asian="12pt" style:font-weight-asian="bold" style:font-size-complex="12pt" style:font-weight-complex="bold"/>
    </style:style>
    <style:style style:name="T135" style:family="text">
      <style:text-properties style:font-name="Avenir" fo:font-size="12pt" officeooo:rsid="009081fe" style:font-size-asian="12pt" style:font-size-complex="12pt"/>
    </style:style>
    <style:style style:name="T136" style:family="text">
      <style:text-properties style:font-name="Avenir" fo:font-size="12pt" officeooo:rsid="002ddb92" style:font-size-asian="12pt" style:font-size-complex="12pt"/>
    </style:style>
    <style:style style:name="T137" style:family="text">
      <style:text-properties style:font-name="Avenir" fo:font-size="12pt" style:text-underline-style="none" style:font-size-asian="12pt" style:font-size-complex="12pt"/>
    </style:style>
    <style:style style:name="T138" style:family="text">
      <style:text-properties style:font-name="Avenir" fo:font-size="12pt" style:text-underline-style="none" officeooo:rsid="0056ce3e" style:font-size-asian="12pt" style:font-size-complex="12pt"/>
    </style:style>
    <style:style style:name="T139" style:family="text">
      <style:text-properties style:font-name="Avenir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40" style:family="text">
      <style:text-properties style:font-name="Avenir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41" style:family="text">
      <style:text-properties style:font-name="Avenir" fo:font-size="12pt" officeooo:rsid="00911a50" style:font-size-asian="12pt" style:font-size-complex="12pt"/>
    </style:style>
    <style:style style:name="T142" style:family="text">
      <style:text-properties style:font-name="Avenir" fo:font-size="12pt" officeooo:rsid="0056ce3e" style:font-size-asian="12pt" style:font-size-complex="12pt"/>
    </style:style>
    <style:style style:name="T143" style:family="text">
      <style:text-properties officeooo:rsid="00911a50"/>
    </style:style>
    <style:style style:name="T144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45" style:family="text">
      <style:text-properties style:font-name="Avenir" fo:font-size="9pt" officeooo:rsid="009a83b4" style:font-size-asian="9pt" style:font-size-complex="9pt"/>
    </style:style>
    <style:style style:name="T146" style:family="text">
      <style:text-properties style:font-name="Avenir" fo:font-size="9pt" style:font-size-asian="9pt" style:font-size-complex="9pt"/>
    </style:style>
    <style:style style:name="T147" style:family="text">
      <style:text-properties fo:font-size="12pt" fo:font-weight="bold" style:font-size-asian="12pt" style:font-weight-asian="bold" style:font-size-complex="12pt" style:font-weight-complex="bold"/>
    </style:style>
    <style:style style:name="T148" style:family="text">
      <style:text-properties fo:font-size="11pt" style:font-size-asian="11pt" style:font-size-complex="11pt"/>
    </style:style>
    <style:style style:name="T149" style:family="text">
      <style:text-properties style:font-name="Carlito" fo:font-size="11pt" style:font-size-asian="11pt" style:font-size-complex="11pt"/>
    </style:style>
    <style:style style:name="T150" style:family="text">
      <style:text-properties style:font-name="Carlito" fo:font-size="11pt" officeooo:rsid="006af8b3" style:font-size-asian="11pt" style:font-size-complex="11pt"/>
    </style:style>
    <style:style style:name="T151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52" style:family="text">
      <style:text-properties fo:font-size="11pt" officeooo:rsid="00556a04" style:font-size-asian="11pt" style:font-size-complex="11pt"/>
    </style:style>
    <style:style style:name="T153" style:family="text">
      <style:text-properties fo:font-size="11pt" officeooo:rsid="00674927" style:font-size-asian="11pt" style:font-size-complex="11pt"/>
    </style:style>
    <style:style style:name="T154" style:family="text">
      <style:text-properties officeooo:rsid="006c55ad"/>
    </style:style>
    <style:style style:name="T155" style:family="text">
      <style:text-properties style:font-name="Carlito" fo:font-size="11pt" officeooo:rsid="006c55ad" style:font-size-asian="11pt" style:font-size-complex="11pt"/>
    </style:style>
    <style:style style:name="T156" style:family="text">
      <style:text-properties officeooo:rsid="006c95dd"/>
    </style:style>
    <style:style style:name="T157" style:family="text">
      <style:text-properties officeooo:rsid="006057aa"/>
    </style:style>
    <style:style style:name="T158" style:family="text">
      <style:text-properties fo:font-weight="bold" officeooo:rsid="00911a50" style:font-weight-asian="bold" style:font-weight-complex="bold"/>
    </style:style>
    <style:style style:name="T159" style:family="text">
      <style:text-properties officeooo:rsid="00914e1c"/>
    </style:style>
    <style:style style:name="T160" style:family="text">
      <style:text-properties officeooo:rsid="0073fbca"/>
    </style:style>
    <style:style style:name="T161" style:family="text">
      <style:text-properties style:font-name="Carlito" fo:font-size="11pt" officeooo:rsid="00a4ea72" style:font-size-asian="11pt" style:font-size-complex="11pt"/>
    </style:style>
    <style:style style:name="T162" style:family="text">
      <style:text-properties style:font-name="Carlito" fo:font-size="11pt" officeooo:rsid="00884afa" style:font-size-asian="11pt" style:font-size-complex="11pt"/>
    </style:style>
    <style:style style:name="T163" style:family="text">
      <style:text-properties style:font-name="Carlito" fo:font-size="11pt" officeooo:rsid="00914e1c" style:font-size-asian="11pt" style:font-size-complex="11pt"/>
    </style:style>
    <style:style style:name="T164" style:family="text">
      <style:text-properties style:font-name="Carlito" fo:font-size="11pt" officeooo:rsid="0073fbca" style:font-size-asian="11pt" style:font-size-complex="11pt"/>
    </style:style>
    <style:style style:name="T165" style:family="text">
      <style:text-properties officeooo:rsid="007c5243"/>
    </style:style>
    <style:style style:name="T166" style:family="text">
      <style:text-properties officeooo:rsid="00925587"/>
    </style:style>
    <style:style style:name="T167" style:family="text">
      <style:text-properties officeooo:rsid="0082a367"/>
    </style:style>
    <style:style style:name="T168" style:family="text">
      <style:text-properties style:font-name="Carlito" fo:font-size="11pt" officeooo:rsid="00911a50" style:font-size-asian="11pt" style:font-size-complex="11pt"/>
    </style:style>
    <style:style style:name="T169" style:family="text">
      <style:text-properties style:font-name="Carlito" fo:font-size="11pt" officeooo:rsid="006c8137" style:font-size-asian="11pt" style:font-size-complex="11pt"/>
    </style:style>
    <style:style style:name="T170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71" style:family="text">
      <style:text-properties fo:font-size="11pt" fo:font-weight="normal" style:font-size-asian="11pt" style:font-weight-asian="normal" style:font-size-complex="11pt" style:font-weight-complex="normal"/>
    </style:style>
    <style:style style:name="T172" style:family="text">
      <style:text-properties officeooo:rsid="0074305b"/>
    </style:style>
    <style:style style:name="T173" style:family="text">
      <style:text-properties style:font-name="Carlito" fo:font-size="11pt" officeooo:rsid="006f8a81" style:font-size-asian="11pt" style:font-size-complex="11pt"/>
    </style:style>
    <style:style style:name="T174" style:family="text">
      <style:text-properties fo:font-size="11pt" officeooo:rsid="006c8137" style:font-size-asian="11pt" style:font-size-complex="11pt"/>
    </style:style>
    <style:style style:name="T175" style:family="text">
      <style:text-properties style:font-name="Avenir" fo:font-size="20pt" style:font-size-asian="20pt" style:font-size-complex="20pt"/>
    </style:style>
    <style:style style:name="T176" style:family="text">
      <style:text-properties style:font-name="Avenir" fo:font-weight="normal" officeooo:rsid="00943d5d" style:font-weight-asian="normal" style:font-weight-complex="normal"/>
    </style:style>
    <style:style style:name="T177" style:family="text">
      <style:text-properties style:font-name="Avenir" fo:font-weight="normal" officeooo:rsid="009d580e" style:font-weight-asian="normal" style:font-weight-complex="normal"/>
    </style:style>
    <style:style style:name="T178" style:family="text">
      <style:text-properties style:font-name="Avenir" fo:font-weight="normal" officeooo:rsid="0014f3ff" style:font-weight-asian="normal" style:font-weight-complex="normal"/>
    </style:style>
    <style:style style:name="T179" style:family="text">
      <style:text-properties style:font-name="Avenir" fo:font-weight="normal" officeooo:rsid="0014b8d2" style:font-weight-asian="normal" style:font-weight-complex="normal"/>
    </style:style>
    <style:style style:name="T180" style:family="text">
      <style:text-properties fo:color="#0047ff" loext:opacity="100%" style:font-name="Avenir" fo:font-weight="bold" style:font-weight-asian="bold" style:font-weight-complex="bold"/>
    </style:style>
    <style:style style:name="T181" style:family="text">
      <style:text-properties fo:color="#ff0000" loext:opacity="100%" style:font-name="Avenir" fo:font-weight="bold" style:font-weight-asian="bold" style:font-weight-complex="bold"/>
    </style:style>
    <style:style style:name="T182" style:family="text">
      <style:text-properties fo:color="#00ae00" loext:opacity="100%" style:font-name="Avenir" fo:font-weight="bold" style:font-weight-asian="bold" style:font-weight-complex="bold"/>
    </style:style>
    <style:style style:name="T183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84" style:family="text">
      <style:text-properties style:use-window-font-color="true" loext:opacity="0%" style:font-name="Avenir" fo:font-weight="bold" style:font-weight-asian="bold" style:font-weight-complex="bold"/>
    </style:style>
    <style:style style:name="T185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86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87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88" style:family="text">
      <style:text-properties style:font-name="Avenir" fo:font-weight="normal" officeooo:rsid="002cad27" style:font-weight-asian="normal" style:font-weight-complex="normal"/>
    </style:style>
    <style:style style:name="T189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90" style:family="text">
      <style:text-properties officeooo:rsid="009d580e"/>
    </style:style>
    <style:style style:name="T191" style:family="text">
      <style:text-properties officeooo:rsid="00943d5d"/>
    </style:style>
    <style:style style:name="T192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93" style:family="text">
      <style:text-properties officeooo:rsid="002a4c1a"/>
    </style:style>
    <style:style style:name="T194" style:family="text">
      <style:text-properties fo:color="#ff0000" loext:opacity="100%" style:font-name="Avenir"/>
    </style:style>
    <style:style style:name="T195" style:family="text">
      <style:text-properties fo:color="#00a933" loext:opacity="100%"/>
    </style:style>
    <style:style style:name="T196" style:family="text">
      <style:text-properties fo:color="#00a933" loext:opacity="100%" officeooo:rsid="002a6e8a"/>
    </style:style>
    <style:style style:name="T197" style:family="text">
      <style:text-properties officeooo:rsid="002545fe"/>
    </style:style>
    <style:style style:name="T198" style:family="text">
      <style:text-properties fo:font-size="8pt" fo:font-weight="bold" style:font-size-asian="8pt" style:font-weight-asian="bold" style:font-size-complex="8pt" style:font-weight-complex="bold"/>
    </style:style>
    <style:style style:name="T199" style:family="text">
      <style:text-properties fo:font-size="8pt" officeooo:rsid="002a766f" style:font-size-asian="8pt" style:font-size-complex="8pt"/>
    </style:style>
    <style:style style:name="T200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01" style:family="text">
      <style:text-properties officeooo:rsid="00877233"/>
    </style:style>
    <style:style style:name="T202" style:family="text">
      <style:text-properties fo:language="hu" fo:country="HU"/>
    </style:style>
    <style:style style:name="T203" style:family="text">
      <style:text-properties style:font-name="Avenir" officeooo:rsid="0096298a"/>
    </style:style>
    <style:style style:name="T204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05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06" style:family="text">
      <style:text-properties style:font-name="Avenir" fo:font-size="12pt" fo:background-color="#dddddd" loext:char-shading-value="0" style:font-size-asian="12pt" style:font-size-complex="12pt"/>
    </style:style>
    <style:style style:name="T207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08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09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10" style:family="text">
      <style:text-properties style:font-name="Avenir" fo:font-size="6pt" officeooo:rsid="0096298a" style:font-size-asian="6pt" style:font-size-complex="6pt"/>
    </style:style>
    <style:style style:name="T211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12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13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14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15" style:family="text">
      <style:text-properties fo:font-weight="bold" officeooo:rsid="009d580e" style:font-weight-asian="bold" style:font-weight-complex="bold"/>
    </style:style>
    <style:style style:name="T216" style:family="text">
      <style:text-properties officeooo:rsid="009b46af"/>
    </style:style>
    <style:style style:name="T217" style:family="text">
      <style:text-properties fo:font-weight="bold" officeooo:rsid="009b46af" style:font-weight-asian="bold" style:font-weight-complex="bold"/>
    </style:style>
    <style:style style:name="T218" style:family="text">
      <style:text-properties fo:font-weight="bold" officeooo:rsid="0096298a" style:font-weight-asian="bold" style:font-weight-complex="bold"/>
    </style:style>
    <style:style style:name="T219" style:family="text">
      <style:text-properties fo:font-weight="normal" officeooo:rsid="009b46af" style:font-weight-asian="normal" style:font-weight-complex="normal"/>
    </style:style>
    <style:style style:name="T220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23" style:family="text">
      <style:text-properties style:font-name="Avenir" fo:font-weight="normal" officeooo:rsid="0096298a" style:font-weight-asian="normal" style:font-weight-complex="normal"/>
    </style:style>
    <style:style style:name="T224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2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2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2">Ügyesség</text:span> Tulajdonság <text:span text:style-name="T5">(2) </text:span>szükséges és a <text:span text:style-name="T2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2">7+k10 <text:s/>vs. 15</text:span> <text:s text:c="2"/></text:p>
        <text:p text:style-name="P19">(tehát ha minimum 8-ast dob, akkor a próba sikerült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2"/>
      <text:p text:style-name="P20"><text:span text:style-name="T2">Próba képzetlenül: </text:span>Ha a képzettség nulla: +3 a célszámra. Kivéve pár ösztönös képzettséget (mászás, ugrás, stb). KM dönt.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2">Dobás &lt;= </text:span><text:span text:style-name="T13">(</text:span><text:span text:style-name="T12">vállalás értéke</text:span><text:span text:style-name="T13">)</text:span><text:span text:style-name="T12"> <text:s text:c="2"/>→ </text:span><text:span text:style-name="T13">kritikus</text:span><text:span text:style-name="T12"> hiba</text:span></text:p>
      <text:p text:style-name="P26"><text:span text:style-name="T14">Példa: <text:s text:c="3"/>2 (Ügyesség) + 5 (Mászás) + 2 (Vállalás)+ k10 <text:s text:c="2"/></text:span><text:span text:style-name="T12">vs. </text:span><text:span text:style-name="T14"><text:s/>15 (Nagyon nehéz)</text:span></text:p>
      <text:p text:style-name="P27">Összetett, több dobást igénylő képzettségpróbánál nem lehetséges Vállalás! (pl. megmászni <text:span text:style-name="T15">eg</text:span>y hegyet)</text:p>
      <text:p text:style-name="P27"/>
      <text:p text:style-name="P28">Összetett képzettségpróba:<text:span text:style-name="T16"> Mint az Összetett Tulajdonságpróbánál.</text:span></text:p>
      <text:p text:style-name="P29"><text:span text:style-name="T2"><text:line-break/>Összhang</text:span>: egyes képzettségek <text:span text:style-name="T17">helyettesítő értéket adhatnak egy másik</text:span> képzettség használa<text:span text:style-name="T17">ta</text:span> <text:span text:style-name="T17">helyett.</text:span></text:p>
      <text:p text:style-name="P30"><text:span text:style-name="T18">1/3 érték helyettesíthető be. </text:span><text:span text:style-name="T17">Ö</text:span><text:span text:style-name="T19">sszesen </text:span><text:span text:style-name="T18">max</text:span><text:span text:style-name="T20">i</text:span><text:span text:style-name="T21">mum</text:span><text:span text:style-name="T18"> 5. </text:span><text:span text:style-name="T21">képzettség</text:span><text:span text:style-name="T18">szintig</text:span><text:span text:style-name="T17"> é</text:span><text:span text:style-name="T19">rhetnek el az így összeadott helyettesítő értékek. </text:span><text:span text:style-name="T22">A helyettesítendő képzettséghez </text:span><text:span text:style-name="T23">ez az érték </text:span><text:span text:style-name="T22">NEM adód</text:span><text:span text:style-name="T23">ik</text:span><text:span text:style-name="T22"> hozzá, </text:span><text:span text:style-name="T23">csak helyettesít</text:span><text:span text:style-name="T22">!</text:span></text:p>
      <text:h text:style-name="P31" text:outline-level="1"><text:span text:style-name="_5b_RPG_5d__20_Kiemelt_20_kifejezés"><text:span text:style-name="T24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5">Harci linkek online</text:span></text:span></text:a><text:span text:style-name="_5b_RPG_5d__20_Kiemelt_20_kifejezés"><text:span text:style-name="T25"> 🔗</text:span></text:span></text:p>
      <text:p text:style-name="P33"><text:span text:style-name="T26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T27">Kezdeményezés</text:span></text:p>
          </table:table-cell>
          <table:table-cell table:style-name="Táblázat7.B1" office:value-type="string">
            <text:p text:style-name="P34"><text:span text:style-name="T27">KÉ +k</text:span><text:span text:style-name="T28">2</text:span><text:span text:style-name="T27">0</text:span></text:p>
          </table:table-cell>
        </table:table-row>
        <table:table-row>
          <table:table-cell table:style-name="Táblázat7.A2" office:value-type="string">
            <text:p text:style-name="P35">TÉ dobás k20</text:p>
          </table:table-cell>
          <table:table-cell table:style-name="Táblázat7.B2" office:value-type="string">
            <text:p text:style-name="P36">16-19: Előny+1 <text:span text:style-name="T29">Sebzésdobásra</text:span> </text:p>
            <text:p text:style-name="P36"><text:s text:c="5"/>20: Előny+2 <text:span text:style-name="T29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7"><text:span text:style-name="_5b_RPG_5d__20_Kiemelt_20_kifejezés"><text:span text:style-name="T30">Σ TÉ <text:s/></text:span></text:span><text:span text:style-name="_5b_RPG_5d__20_Kiemelt_20_kifejezés"><text:span text:style-name="T31">&lt;</text:span></text:span><text:span text:style-name="_5b_RPG_5d__20_Kiemelt_20_kifejezés"><text:span text:style-name="T30"> <text:s/>VÉ</text:span></text:span></text:p>
          </table:table-cell>
          <table:table-cell table:style-name="Táblázat7.B2" office:value-type="string">
            <text:p text:style-name="P38"><text:span text:style-name="_5b_RPG_5d__20_Kiemelt_20_kifejezés"><text:span text:style-name="T32">VÉ csökkentés</text:span></text:span></text:p>
            <text:p text:style-name="P38"><text:span text:style-name="_5b_RPG_5d__20_Kiemelt_20_kifejezés"><text:span text:style-name="T33">1 + k20T</text:span></text:span><text:span text:style-name="_5b_RPG_5d__20_Kiemelt_20_kifejezés"><text:span text:style-name="T34">: Fegyverméret pengehátrány</text:span></text:span><text:span text:style-name="_5b_RPG_5d__20_Kiemelt_20_kifejezés"><text:span text:style-name="T35">nál</text:span></text:span></text:p>
            <text:p text:style-name="P39"><text:span text:style-name="_5b_RPG_5d__20_Kiemelt_20_kifejezés"><text:span text:style-name="T36">2 + k20T: </text:span></text:span><text:span text:style-name="_5b_RPG_5d__20_Kiemelt_20_kifejezés"><text:span text:style-name="T37">Fegyverméret azonos: m</text:span></text:span><text:span text:style-name="T38">indkét fé</text:span><text:span text:style-name="T39">lnél</text:span></text:p>
            <text:p text:style-name="P38"><text:span text:style-name="_5b_RPG_5d__20_Kiemelt_20_kifejezés"><text:span text:style-name="T33">2 + k20T: </text:span></text:span><text:span text:style-name="T40">Fegyverméret 1 pengés előny</text:span><text:span text:style-name="T41">nél</text:span></text:p>
            <text:p text:style-name="P40"><text:span text:style-name="_5b_RPG_5d__20_Kiemelt_20_kifejezés"><text:span text:style-name="T42">3</text:span></text:span><text:span text:style-name="_5b_RPG_5d__20_Kiemelt_20_kifejezés"><text:span text:style-name="T36"> + k20T: </text:span></text:span><text:span text:style-name="T43">Fegyverméret 2 pengés előny</text:span><text:span text:style-name="T44">nél</text:span></text:p>
          </table:table-cell>
        </table:table-row>
        <table:table-row>
          <table:table-cell table:style-name="Táblázat7.A2" office:value-type="string">
            <text:p text:style-name="P41"><text:span text:style-name="_5b_RPG_5d__20_Kiemelt_20_kifejezés"><text:span text:style-name="T30">Σ </text:span></text:span><text:span text:style-name="_5b_RPG_5d__20_Kiemelt_20_kifejezés"><text:span text:style-name="T30">TÉ <text:s/></text:span></text:span><text:span text:style-name="_5b_RPG_5d__20_Kiemelt_20_kifejezés"><text:span text:style-name="T45">&gt;=</text:span></text:span><text:span text:style-name="_5b_RPG_5d__20_Kiemelt_20_kifejezés"><text:span text:style-name="T30"> VÉ</text:span></text:span></text:p>
          </table:table-cell>
          <table:table-cell table:style-name="Táblázat7.B2" office:value-type="string">
            <text:p text:style-name="P42"><text:span text:style-name="_5b_RPG_5d__20_Kiemelt_20_kifejezés"><text:span text:style-name="T46">Találat</text:span></text:span><text:span text:style-name="_5b_RPG_5d__20_Kiemelt_20_kifejezés"><text:span text:style-name="T31"> → ÉP sebzés</text:span></text:span></text:p>
            <text:p text:style-name="P43"><text:span text:style-name="_5b_RPG_5d__20_Kiemelt_20_kifejezés"><text:span text:style-name="T47">1</text:span></text:span><text:span text:style-name="_5b_RPG_5d__20_Kiemelt_20_kifejezés"><text:span text:style-name="T30">. Áldozat: Páncéldobás <text:s/>(hogy számít-e az SFÉ)</text:span></text:span></text:p>
            <text:p text:style-name="P43"><text:span text:style-name="_5b_RPG_5d__20_Kiemelt_20_kifejezés"><text:span text:style-name="T47">2</text:span></text:span><text:span text:style-name="_5b_RPG_5d__20_Kiemelt_20_kifejezés"><text:span text:style-name="T30">. Támadó: </text:span></text:span><text:span text:style-name="_5b_RPG_5d__20_Kiemelt_20_kifejezés"><text:span text:style-name="T47">(</text:span></text:span><text:span text:style-name="_5b_RPG_5d__20_Kiemelt_20_kifejezés"><text:span text:style-name="T30">k20 </text:span></text:span><text:span text:style-name="_5b_RPG_5d__20_Kiemelt_20_kifejezés"><text:span text:style-name="T31">+</text:span></text:span><text:span text:style-name="_5b_RPG_5d__20_Kiemelt_20_kifejezés"><text:span text:style-name="T30"> fegyver SP </text:span></text:span><text:span text:style-name="_5b_RPG_5d__20_Kiemelt_20_kifejezés"><text:span text:style-name="T31">–</text:span></text:span><text:span text:style-name="_5b_RPG_5d__20_Kiemelt_20_kifejezés"><text:span text:style-name="T30"> SFÉ</text:span></text:span><text:span text:style-name="_5b_RPG_5d__20_Kiemelt_20_kifejezés"><text:span text:style-name="T47">)</text:span></text:span><text:span text:style-name="_5b_RPG_5d__20_Kiemelt_20_kifejezés"><text:span text:style-name="T30"> <text:s/>= ΣSP</text:span></text:span></text:p>
            <text:p text:style-name="P42"><text:span text:style-name="_5b_RPG_5d__20_Kiemelt_20_kifejezés"><text:span text:style-name="T47">3</text:span></text:span><text:span text:style-name="_5b_RPG_5d__20_Kiemelt_20_kifejezés"><text:span text:style-name="T30">. Áldozat: ÉP seb, VÉ csökkentés (táblázatból), Sebesülés kategória (S)</text:span></text:span></text:p>
          </table:table-cell>
        </table:table-row>
        <table:table-row>
          <table:table-cell table:style-name="Táblázat7.A2" office:value-type="string">
            <text:p text:style-name="P44">Sebzésdobás</text:p>
          </table:table-cell>
          <table:table-cell table:style-name="Táblázat7.B2" office:value-type="string">
            <text:p text:style-name="P36"><text:span text:style-name="T2">k20</text:span> + módosítók – <text:span text:style-name="T48">SFÉ (ha érvényesül)</text:span></text:p>
          </table:table-cell>
        </table:table-row>
      </table:table>
      <text:p text:style-name="P45"><text:span text:style-name="_5b_RPG_5d__20_Kiemelt_20_kifejezés"><text:span text:style-name="T49"><text:s text:c="2"/></text:span></text:span></text:p>
      <text:section text:style-name="Sect3" text:name="Szakasz1">
        <text:p text:style-name="P46"><text:span text:style-name="T50">S</text:span>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7">Erőbónusz</text:p>
            </table:table-cell>
            <table:table-cell table:style-name="Táblázat2.B1" office:value-type="string">
              <text:p text:style-name="P48"><text:span text:style-name="T48">+</text:span>Erő 1:1</text:p>
            </table:table-cell>
          </table:table-row>
          <table:table-row>
            <table:table-cell table:style-name="Táblázat2.A2" office:value-type="string">
              <text:p text:style-name="P49">Többszörös <text:span text:style-name="T51">találat</text:span><text:line-break/><text:span text:style-name="T52">(</text:span><text:span text:style-name="T53">4</text:span><text:span text:style-name="T52">-</text:span><text:span text:style-name="T53">e</text:span><text:span text:style-name="T52">nként)</text:span></text:p>
            </table:table-cell>
            <table:table-cell table:style-name="Táblázat2.B2" office:value-type="string">
              <text:p text:style-name="P50"><text:span text:style-name="T9">+3</text:span> SP<text:line-break/><text:span text:style-name="T54">(max +9 SP)</text:span></text:p>
            </table:table-cell>
          </table:table-row>
          <table:table-row>
            <table:table-cell table:style-name="Táblázat2.A3" office:value-type="string">
              <text:p text:style-name="P49">Roham</text:p>
            </table:table-cell>
            <table:table-cell table:style-name="Táblázat2.B3" office:value-type="string">
              <text:p text:style-name="P51">+5 SP</text:p>
            </table:table-cell>
          </table:table-row>
        </table:table>
        <text:p text:style-name="P52"><text:s/></text:p>
        <text:p text:style-name="Text_20_body"><text:span text:style-name="_5b_RPG_5d__20_Kiemelt_20_kifejezés"><text:span text:style-name="T38">Páncéldobás</text:span></text:span></text:p>
        <text:p text:style-name="Text_20_body"><text:span text:style-name="_5b_RPG_5d__20_Kiemelt_20_kifejezés"><text:span text:style-name="T30">Áldozat dobja </text:span></text:span><text:span text:style-name="_5b_RPG_5d__20_Kiemelt_20_kifejezés"><text:span text:style-name="T55">(</text:span></text:span><text:span text:style-name="_5b_RPG_5d__20_Kiemelt_20_kifejezés"><text:span text:style-name="T30">k10, </text:span></text:span><text:span text:style-name="_5b_RPG_5d__20_Kiemelt_20_kifejezés"><text:span text:style-name="T56">s</text:span></text:span><text:span text:style-name="_5b_RPG_5d__20_Kiemelt_20_kifejezés"><text:span text:style-name="T30">zázalékdobás</text:span></text:span><text:span text:style-name="_5b_RPG_5d__20_Kiemelt_20_kifejezés"><text:span text:style-name="T56">), hogy</text:span></text:span><text:span text:style-name="_5b_RPG_5d__20_Kiemelt_20_kifejezés"><text:span text:style-name="T56"> </text:span></text:span><text:span text:style-name="_5b_RPG_5d__20_Kiemelt_20_kifejezés"><text:span text:style-name="T30">páncéllal fedett területet találtak-e el. Ha fölé dob, fedetlen területet talált el (SFÉ:0).<text:line-break/></text:span></text:span></text:p>
        <text:p text:style-name="Text_20_body"><text:span text:style-name="_5b_RPG_5d__20_Kiemelt_20_kifejezés"><text:span text:style-name="T38">SFÉ</text:span></text:span></text:p>
        <text:p text:style-name="Text_20_body"><text:span text:style-name="_5b_RPG_5d__20_Kiemelt_20_kifejezés"><text:span text:style-name="T57">Levonódik az SP-ből. Minden </text:span></text:span><text:span text:style-name="_5b_RPG_5d__20_Kiemelt_20_kifejezés"><text:span text:style-name="T58">vértnek</text:span></text:span><text:span text:style-name="_5b_RPG_5d__20_Kiemelt_20_kifejezés"><text:span text:style-name="T57"> </text:span></text:span><text:span text:style-name="_5b_RPG_5d__20_Kiemelt_20_kifejezés"><text:span text:style-name="T58">van </text:span></text:span><text:span text:style-name="_5b_RPG_5d__20_Kiemelt_20_kifejezés"><text:span text:style-name="T57">szúró/vágó/zúzó SFÉ<text:line-break/></text:span></text:span></text:p>
        <text:p text:style-name="Text_20_body"><text:span text:style-name="_5b_RPG_5d__20_Kiemelt_20_kifejezés"><text:span text:style-name="T38">Átütés</text:span></text:span></text:p>
        <text:p text:style-name="Text_20_body"><text:span text:style-name="_5b_RPG_5d__20_Kiemelt_20_kifejezés"><text:span text:style-name="T57">SFÉ-ből lejön a fegyver Átütése (ha van). Például: csákánynak van.</text:span></text:span></text:p>
        <text:p text:style-name="P53"><text:span text:style-name="_5b_RPG_5d__20_Kiemelt_20_kifejezés"><text:span text:style-name="T49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54">Σ SP</text:p>
            </table:table-cell>
            <table:table-cell table:style-name="Táblázat1.A1" office:value-type="string">
              <text:p text:style-name="P55">ÉP Sebzés</text:p>
            </table:table-cell>
            <table:table-cell table:style-name="Táblázat1.C1" office:value-type="string">
              <text:p text:style-name="P55">VÉ csökkentés</text:p>
            </table:table-cell>
          </table:table-row>
          <table:table-row>
            <table:table-cell table:style-name="Táblázat1.A2" office:value-type="string">
              <text:p text:style-name="P56">0</text:p>
            </table:table-cell>
            <table:table-cell table:style-name="Táblázat1.B2" office:value-type="string">
              <text:p text:style-name="P57"><text:span text:style-name="T59">0</text:span> ÉP</text:p>
            </table:table-cell>
            <table:table-cell table:style-name="Táblázat1.C2" office:value-type="string">
              <text:p text:style-name="P58">-<text:span text:style-name="T60">4</text:span> VÉ</text:p>
            </table:table-cell>
          </table:table-row>
          <table:table-row>
            <table:table-cell table:style-name="Táblázat1.A3" office:value-type="string">
              <text:p text:style-name="P55"><text:span text:style-name="T59">1</text:span>-5</text:p>
            </table:table-cell>
            <table:table-cell table:style-name="Táblázat1.B3" office:value-type="string">
              <text:p text:style-name="P57">1 ÉP</text:p>
            </table:table-cell>
            <table:table-cell table:style-name="Táblázat1.C3" office:value-type="string">
              <text:p text:style-name="P58">-<text:span text:style-name="T60">4</text:span> VÉ</text:p>
            </table:table-cell>
          </table:table-row>
          <table:table-row>
            <table:table-cell table:style-name="Táblázat1.A3" office:value-type="string">
              <text:p text:style-name="P55">6-10</text:p>
            </table:table-cell>
            <table:table-cell table:style-name="Táblázat1.B3" office:value-type="string">
              <text:p text:style-name="P57">3 ÉP</text:p>
            </table:table-cell>
            <table:table-cell table:style-name="Táblázat1.C3" office:value-type="string">
              <text:p text:style-name="P58">-<text:span text:style-name="T60">4</text:span> VÉ</text:p>
            </table:table-cell>
          </table:table-row>
          <table:table-row>
            <table:table-cell table:style-name="Táblázat1.A2" office:value-type="string">
              <text:p text:style-name="P55">11-15</text:p>
            </table:table-cell>
            <table:table-cell table:style-name="Táblázat1.B2" office:value-type="string">
              <text:p text:style-name="P57"><text:span text:style-name="T60">5</text:span> ÉP</text:p>
            </table:table-cell>
            <table:table-cell table:style-name="Táblázat1.C2" office:value-type="string">
              <text:p text:style-name="P58">-<text:span text:style-name="T60">6</text:span> VÉ</text:p>
            </table:table-cell>
          </table:table-row>
          <table:table-row>
            <table:table-cell table:style-name="Táblázat1.A3" office:value-type="string">
              <text:p text:style-name="P55">16-20</text:p>
            </table:table-cell>
            <table:table-cell table:style-name="Táblázat1.B3" office:value-type="string">
              <text:p text:style-name="P57"><text:span text:style-name="T60">8</text:span> ÉP</text:p>
            </table:table-cell>
            <table:table-cell table:style-name="Táblázat1.C3" office:value-type="string">
              <text:p text:style-name="P58">-<text:span text:style-name="T60">6</text:span> VÉ</text:p>
            </table:table-cell>
          </table:table-row>
          <table:table-row>
            <table:table-cell table:style-name="Táblázat1.A2" office:value-type="string">
              <text:p text:style-name="P55">21-25</text:p>
            </table:table-cell>
            <table:table-cell table:style-name="Táblázat1.B2" office:value-type="string">
              <text:p text:style-name="P57"><text:span text:style-name="T60">11</text:span> ÉP</text:p>
            </table:table-cell>
            <table:table-cell table:style-name="Táblázat1.C2" office:value-type="string">
              <text:p text:style-name="P58">-<text:span text:style-name="T60">6</text:span> VÉ</text:p>
            </table:table-cell>
          </table:table-row>
          <table:table-row>
            <table:table-cell table:style-name="Táblázat1.A3" office:value-type="string">
              <text:p text:style-name="P55">26-30</text:p>
            </table:table-cell>
            <table:table-cell table:style-name="Táblázat1.B3" office:value-type="string">
              <text:p text:style-name="P57"><text:span text:style-name="T60">15</text:span> ÉP</text:p>
            </table:table-cell>
            <table:table-cell table:style-name="Táblázat1.C3" office:value-type="string">
              <text:p text:style-name="P58">-<text:span text:style-name="T60">6</text:span> VÉ</text:p>
            </table:table-cell>
          </table:table-row>
          <table:table-row>
            <table:table-cell table:style-name="Táblázat1.A2" office:value-type="string">
              <text:p text:style-name="P55">31-35</text:p>
            </table:table-cell>
            <table:table-cell table:style-name="Táblázat1.B2" office:value-type="string">
              <text:p text:style-name="P57"><text:span text:style-name="T60">19</text:span> ÉP</text:p>
            </table:table-cell>
            <table:table-cell table:style-name="Táblázat1.C2" office:value-type="string">
              <text:p text:style-name="P58">-<text:span text:style-name="T60">6</text:span> VÉ</text:p>
            </table:table-cell>
          </table:table-row>
          <table:table-row>
            <table:table-cell table:style-name="Táblázat1.A3" office:value-type="string">
              <text:p text:style-name="P55">36-40</text:p>
            </table:table-cell>
            <table:table-cell table:style-name="Táblázat1.B3" office:value-type="string">
              <text:p text:style-name="P57"><text:span text:style-name="T60">24</text:span> ÉP</text:p>
            </table:table-cell>
            <table:table-cell table:style-name="Táblázat1.C3" office:value-type="string">
              <text:p text:style-name="P58">-<text:span text:style-name="T61">6</text:span> VÉ</text:p>
            </table:table-cell>
          </table:table-row>
          <table:table-row>
            <table:table-cell table:style-name="Táblázat1.A2" office:value-type="string">
              <text:p text:style-name="P55">41-45</text:p>
            </table:table-cell>
            <table:table-cell table:style-name="Táblázat1.B2" office:value-type="string">
              <text:p text:style-name="P57"><text:span text:style-name="T60">29</text:span> ÉP</text:p>
            </table:table-cell>
            <table:table-cell table:style-name="Táblázat1.C2" office:value-type="string">
              <text:p text:style-name="P58">-<text:span text:style-name="T60">6</text:span> VÉ</text:p>
            </table:table-cell>
          </table:table-row>
          <table:table-row>
            <table:table-cell table:style-name="Táblázat1.A12" office:value-type="string">
              <text:p text:style-name="P55">46-50</text:p>
            </table:table-cell>
            <table:table-cell table:style-name="Táblázat1.B12" office:value-type="string">
              <text:p text:style-name="P57"><text:span text:style-name="T60">35</text:span> ÉP</text:p>
            </table:table-cell>
            <table:table-cell table:style-name="Táblázat1.C12" office:value-type="string">
              <text:p text:style-name="P58">-<text:span text:style-name="T60">6</text:span> VÉ</text:p>
            </table:table-cell>
          </table:table-row>
        </table:table>
        <text:p text:style-name="P59"><text:span text:style-name="_5b_RPG_5d__20_Kiemelt_20_kifejezés"><text:span text:style-name="T62"/></text:span></text:p>
        <text:p text:style-name="P60"><text:span text:style-name="_5b_RPG_5d__20_Kiemelt_20_kifejezés"><text:span text:style-name="T63"/></text:span></text:p>
        <text:p text:style-name="P61"><text:span text:style-name="_5b_RPG_5d__20_Kiemelt_20_kifejezés"><text:span text:style-name="T64">Csataszabályok</text:span></text:span></text:p>
        <text:p text:style-name="P62"><text:span text:style-name="_5b_RPG_5d__20_Kiemelt_20_kifejezés"><text:span text:style-name="T65">(n</text:span></text:span><text:span text:style-name="_5b_RPG_5d__20_Kiemelt_20_kifejezés"><text:span text:style-name="T66">agy tömegjelenetnél)</text:span></text:span></text:p>
        <text:p text:style-name="P63"><text:span text:style-name="_5b_RPG_5d__20_Kiemelt_20_kifejezés"><text:span text:style-name="T57"><text:line-break/>• </text:span></text:span><text:span text:style-name="T57">+</text:span><text:span text:style-name="T67">7</text:span><text:span text:style-name="T57"> TÉ mindenkinek</text:span></text:p>
        <text:p text:style-name="P63"><text:span text:style-name="_5b_RPG_5d__20_Kiemelt_20_kifejezés"><text:span text:style-name="T57">• </text:span></text:span><text:span text:style-name="_5b_RPG_5d__20_Kiemelt_20_kifejezés"><text:span text:style-name="T68">N</text:span></text:span><text:span text:style-name="T57">incs VÉ csökkentés</text:span></text:p>
        <text:p text:style-name="P64">• Nincs páncéldobás</text:p>
        <text:p text:style-name="P63"><text:span text:style-name="_5b_RPG_5d__20_Kiemelt_20_kifejezés"><text:span text:style-name="T57">• Erősített sebzés:<text:line-break/>1-10: 6ÉP; <text:s text:c="4"/>11-20: 12ÉP<text:line-break/>21-30: 20ÉP; <text:s text:c="4"/>31</text:span></text:span><text:span text:style-name="_5b_RPG_5d__20_Kiemelt_20_kifejezés"><text:span text:style-name="T68">+</text:span></text:span><text:span text:style-name="_5b_RPG_5d__20_Kiemelt_20_kifejezés"><text:span text:style-name="T57"> halál </text:span></text:span></text:p>
        <text:p text:style-name="P65"/>
        <text:p text:style-name="P66"><text:span text:style-name="T2">Puszta kéz:</text:span><text:span text:style-name="T2"><text:line-break/></text:span><text:span text:style-name="T16">Közelharc alap + </text:span><text:span text:style-name="T69">(</text:span><text:span text:style-name="T16">TÉ: -</text:span><text:span text:style-name="T70">3</text:span><text:span text:style-name="T16">, VÉ: -</text:span><text:span text:style-name="T70">3</text:span><text:span text:style-name="T69">)</text:span></text:p>
        <text:p text:style-name="P67"><text:span text:style-name="T24"><text:line-break/>Érintő támadás: </text:span><text:span text:style-name="_5b_RPG_5d__20_Kiemelt_20_kifejezés"><text:span text:style-name="T71">TÉ: </text:span></text:span><text:span text:style-name="_5b_RPG_5d__20_Kiemelt_20_kifejezés"><text:span text:style-name="T72">+</text:span></text:span><text:span text:style-name="_5b_RPG_5d__20_Kiemelt_20_kifejezés"><text:span text:style-name="T73">3</text:span></text:span><text:span text:style-name="_5b_RPG_5d__20_Kiemelt_20_kifejezés"><text:span text:style-name="T71"><text:line-break/></text:span></text:span></text:p>
        <text:p text:style-name="P68"><text:span text:style-name="_5b_RPG_5d__20_Kiemelt_20_kifejezés"><text:span text:style-name="T74">Fár</text:span></text:span><text:span text:style-name="_5b_RPG_5d__20_Kiemelt_20_kifejezés"><text:span text:style-name="T75">a</text:span></text:span><text:span text:style-name="_5b_RPG_5d__20_Kiemelt_20_kifejezés"><text:span text:style-name="T74">dság Pont</text:span></text:span><text:span text:style-name="_5b_RPG_5d__20_Kiemelt_20_kifejezés"><text:span text:style-name="T76"> (</text:span></text:span><text:span text:style-name="_5b_RPG_5d__20_Kiemelt_20_kifejezés"><text:span text:style-name="T74">FP</text:span></text:span><text:span text:style-name="_5b_RPG_5d__20_Kiemelt_20_kifejezés"><text:span text:style-name="T76">)</text:span></text:span><text:span text:style-name="_5b_RPG_5d__20_Kiemelt_20_kifejezés"><text:span text:style-name="T76">:</text:span></text:span></text:p>
        <text:p text:style-name="P69"><text:span text:style-name="_5b_RPG_5d__20_Kiemelt_20_kifejezés"><text:span text:style-name="T77">Minden 5.</text:span></text:span><text:span text:style-name="_5b_RPG_5d__20_Kiemelt_20_kifejezés"><text:span text:style-name="T78">FP</text:span></text:span></text:p>
        <text:p text:style-name="P69"><text:span text:style-name="_5b_RPG_5d__20_Kiemelt_20_kifejezés"><text:span text:style-name="T77">1 ÉP-t okoz: 4 </text:span></text:span><text:span text:style-name="_5b_RPG_5d__20_Kiemelt_20_kifejezés"><text:span text:style-name="T78">FP</text:span></text:span><text:span text:style-name="_5b_RPG_5d__20_Kiemelt_20_kifejezés"><text:span text:style-name="T77">, 1 ÉP</text:span></text:span></text:p>
      </text:section>
      <text:p text:style-name="Standard"><text:span text:style-name="_5b_RPG_5d__20_Kiemelt_20_kifejezés"><text:span text:style-name="T79"/></text:span></text:p>
      <text:p text:style-name="Standard"><text:span text:style-name="_5b_RPG_5d__20_Kiemelt_20_kifejezés"><text:span text:style-name="T79">VÉ regenerálódás</text:span></text:span><text:span text:style-name="_5b_RPG_5d__20_Kiemelt_20_kifejezés"><text:span text:style-name="T30">: 1 kör (</text:span></text:span><text:span text:style-name="_5b_RPG_5d__20_Kiemelt_20_kifejezés"><text:span text:style-name="T56">nyugodt </text:span></text:span><text:span text:style-name="_5b_RPG_5d__20_Kiemelt_20_kifejezés"><text:span text:style-name="T30">pihenéssel töltött) idő alatt visszatér (a sebesülésből kapott nem)</text:span></text:span></text:p>
      <text:p text:style-name="P70"><text:span text:style-name="T80">Győzelmi szabály</text:span><text:span text:style-name="T81">:</text:span> Ha a karakter végzett egy <text:span text:style-name="T60">erős </text:span>ellenfelével: visszatér +<text:span text:style-name="T82">3</text:span> VÉ</text:p>
      <text:p text:style-name="P71"/>
      <text:p text:style-name="P72"><text:span text:style-name="_5b_RPG_5d__20_Kiemelt_20_kifejezés"><text:span text:style-name="T64">Manőver</text:span></text:span><text:span text:style-name="_5b_RPG_5d__20_Kiemelt_20_kifejezés"><text:span text:style-name="T24">: </text:span></text:span><text:span text:style-name="_5b_RPG_5d__20_Kiemelt_20_kifejezés"><text:span text:style-name="T57">Egy </text:span></text:span><text:span text:style-name="_5b_RPG_5d__20_Kiemelt_20_kifejezés"><text:span text:style-name="T83">akciót</text:span></text:span><text:span text:style-name="_5b_RPG_5d__20_Kiemelt_20_kifejezés"><text:span text:style-name="T57"> emészt fel. Lépései:</text:span></text:span></text:p>
      <text:p text:style-name="P73"><text:span text:style-name="_5b_RPG_5d__20_Kiemelt_20_kifejezés"><text:span text:style-name="T84">• 0. </text:span></text:span><text:span text:style-name="_5b_RPG_5d__20_Kiemelt_20_kifejezés"><text:span text:style-name="T49">Megakasztás</text:span></text:span><text:span text:style-name="_5b_RPG_5d__20_Kiemelt_20_kifejezés"><text:span text:style-name="T57"> </text:span></text:span><text:span text:style-name="_5b_RPG_5d__20_Kiemelt_20_kifejezés"><text:span text:style-name="T84">(ha van)</text:span></text:span><text:span text:style-name="_5b_RPG_5d__20_Kiemelt_20_kifejezés"><text:span text:style-name="T57">: </text:span></text:span><text:span text:style-name="_5b_RPG_5d__20_Kiemelt_20_kifejezés"><text:span text:style-name="T85">ilyenkor az </text:span></text:span><text:span text:style-name="_5b_RPG_5d__20_Kiemelt_20_kifejezés"><text:span text:style-name="T57">áldozat dob sima támadást, ha sebző, megakadályozta a manővert.</text:span></text:span></text:p>
      <text:p text:style-name="P74"><text:span text:style-name="_5b_RPG_5d__20_Kiemelt_20_kifejezés"><text:span text:style-name="T57">• 1. </text:span></text:span><text:span text:style-name="_5b_RPG_5d__20_Kiemelt_20_kifejezés"><text:span text:style-name="T49">Végrehajtás</text:span></text:span><text:span text:style-name="_5b_RPG_5d__20_Kiemelt_20_kifejezés"><text:span text:style-name="T57">: Támadó dobás (TÉ+</text:span></text:span><text:span text:style-name="_5b_RPG_5d__20_Kiemelt_20_kifejezés"><text:span text:style-name="T86">4</text:span></text:span><text:span text:style-name="_5b_RPG_5d__20_Kiemelt_20_kifejezés"><text:span text:style-name="T57">). Ha megv</text:span></text:span><text:span text:style-name="_5b_RPG_5d__20_Kiemelt_20_kifejezés"><text:span text:style-name="T85">an:</text:span></text:span></text:p>
      <text:p text:style-name="P74"><text:span text:style-name="_5b_RPG_5d__20_Kiemelt_20_kifejezés"><text:span text:style-name="T57">• 2. </text:span></text:span><text:span text:style-name="_5b_RPG_5d__20_Kiemelt_20_kifejezés"><text:span text:style-name="T49">Ellenpróba</text:span></text:span><text:span text:style-name="_5b_RPG_5d__20_Kiemelt_20_kifejezés"><text:span text:style-name="T57">: <text:s text:c="2"/>(</text:span></text:span><text:span text:style-name="_5b_RPG_5d__20_Kiemelt_20_kifejezés"><text:span text:style-name="T87">Manőver Alap </text:span></text:span><text:span text:style-name="_5b_RPG_5d__20_Kiemelt_20_kifejezés"><text:span text:style-name="T88">+ </text:span></text:span><text:span text:style-name="_5b_RPG_5d__20_Kiemelt_20_kifejezés"><text:span text:style-name="T57">k10) <text:s text:c="2"/>vs. </text:span></text:span><text:span text:style-name="_5b_RPG_5d__20_Kiemelt_20_kifejezés"><text:span text:style-name="T89"><text:s/>(</text:span></text:span><text:span text:style-name="_5b_RPG_5d__20_Kiemelt_20_kifejezés"><text:span text:style-name="T90">Manőver Alap (ellenfél) </text:span></text:span><text:span text:style-name="_5b_RPG_5d__20_Kiemelt_20_kifejezés"><text:span text:style-name="T91">+ </text:span></text:span><text:span text:style-name="_5b_RPG_5d__20_Kiemelt_20_kifejezés"><text:span text:style-name="T92">M</text:span></text:span><text:span text:style-name="_5b_RPG_5d__20_Kiemelt_20_kifejezés"><text:span text:style-name="T89">anőver nehézség)<text:line-break/></text:span></text:span></text:p>
      <text:p text:style-name="P75"><text:span text:style-name="_5b_RPG_5d__20_Kiemelt_20_kifejezés"><text:span text:style-name="T64">Sérülés hatása képzettségpróbára</text:span></text:span></text:p>
      <text:p text:style-name="P76"><text:span text:style-name="_5b_RPG_5d__20_Kiemelt_20_kifejezés"><text:span text:style-name="T93">S3</text:span></text:span><text:span text:style-name="_5b_RPG_5d__20_Kiemelt_20_kifejezés"><text:span text:style-name="T89">, vagy </text:span></text:span><text:span text:style-name="_5b_RPG_5d__20_Kiemelt_20_kifejezés"><text:span text:style-name="T93">S4</text:span></text:span><text:span text:style-name="_5b_RPG_5d__20_Kiemelt_20_kifejezés"><text:span text:style-name="T89"> kategóriába</text:span></text:span><text:span text:style-name="_5b_RPG_5d__20_Kiemelt_20_kifejezés"><text:span text:style-name="T94">n: </text:span></text:span><text:span text:style-name="_5b_RPG_5d__20_Kiemelt_20_kifejezés"><text:span text:style-name="T89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89">Sérült</text:span></text:span></text:a><text:span text:style-name="_5b_RPG_5d__20_Kiemelt_20_kifejezés"><text:span text:style-name="T89">" Státusz</text:span></text:span><text:span text:style-name="T24"><text:line-break/></text:span><text:span text:style-name="T93">S3</text:span><text:span text:style-name="T24">: Hátrány-1 </text:span><text:span text:style-name="T95">T</text:span><text:span text:style-name="T24">ulajdonságpróbá</text:span><text:span text:style-name="T96">ra</text:span><text:span text:style-name="T24">, </text:span><text:span text:style-name="T95">K</text:span><text:span text:style-name="T24">épzettségpróbára</text:span></text:p>
      <text:p text:style-name="P77"><text:span text:style-name="T2">S</text:span><text:span text:style-name="T97">4</text:span>: Hátrány-2 <text:span text:style-name="T98">T</text:span>ulajdonságpróbára, <text:span text:style-name="T98">K</text:span>épzettségpróbára</text:p>
      <text:h text:style-name="P78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4">Harci taktikák</text:span></text:span></text:a></text:h>
      <text:p text:style-name="Text_20_body"><text:span text:style-name="_5b_RPG_5d__20_Kiemelt_20_kifejezés"><text:span text:style-name="T99"/></text:span></text:p>
      <text:p text:style-name="P79"><text:span text:style-name="_5b_RPG_5d__20_Kiemelt_20_kifejezés"><text:span text:style-name="T100">Támadó taktika:<text:tab/></text:span></text:span><text:span text:style-name="_5b_RPG_5d__20_Kiemelt_20_kifejezés"><text:span text:style-name="T101">TÉ:+1 </text:span></text:span><text:span text:style-name="_5b_RPG_5d__20_Kiemelt_20_kifejezés"><text:span text:style-name="T102">→</text:span></text:span><text:span text:style-name="_5b_RPG_5d__20_Kiemelt_20_kifejezés"><text:span text:style-name="T101">VÉ:-2 <text:s text:c="3"/>(Max +</text:span></text:span><text:span text:style-name="_5b_RPG_5d__20_Kiemelt_20_kifejezés"><text:span text:style-name="T103">3</text:span></text:span><text:span text:style-name="_5b_RPG_5d__20_Kiemelt_20_kifejezés"><text:span text:style-name="T101"> TÉ / -</text:span></text:span><text:span text:style-name="_5b_RPG_5d__20_Kiemelt_20_kifejezés"><text:span text:style-name="T103">6</text:span></text:span><text:span text:style-name="_5b_RPG_5d__20_Kiemelt_20_kifejezés"><text:span text:style-name="T104"> VÉ</text:span></text:span><text:span text:style-name="_5b_RPG_5d__20_Kiemelt_20_kifejezés"><text:span text:style-name="T101">)</text:span></text:span></text:p>
      <text:p text:style-name="P79"><text:span text:style-name="_5b_RPG_5d__20_Kiemelt_20_kifejezés"><text:span text:style-name="T100"/></text:span></text:p>
      <text:p text:style-name="P79"><text:span text:style-name="_5b_RPG_5d__20_Kiemelt_20_kifejezés"><text:span text:style-name="T100">Véd</text:span></text:span><text:span text:style-name="_5b_RPG_5d__20_Kiemelt_20_kifejezés"><text:span text:style-name="T105">ő</text:span></text:span><text:span text:style-name="_5b_RPG_5d__20_Kiemelt_20_kifejezés"><text:span text:style-name="T100"> taktika:<text:tab/></text:span></text:span><text:span text:style-name="_5b_RPG_5d__20_Kiemelt_20_kifejezés"><text:span text:style-name="T101">VÉ:+1 </text:span></text:span><text:span text:style-name="_5b_RPG_5d__20_Kiemelt_20_kifejezés"><text:span text:style-name="T102">→T</text:span></text:span><text:span text:style-name="_5b_RPG_5d__20_Kiemelt_20_kifejezés"><text:span text:style-name="T101">É:-2 <text:s text:c="3"/>(Max +</text:span></text:span><text:span text:style-name="_5b_RPG_5d__20_Kiemelt_20_kifejezés"><text:span text:style-name="T103">4</text:span></text:span><text:span text:style-name="_5b_RPG_5d__20_Kiemelt_20_kifejezés"><text:span text:style-name="T101"> VÉ / -</text:span></text:span><text:span text:style-name="_5b_RPG_5d__20_Kiemelt_20_kifejezés"><text:span text:style-name="T103">8</text:span></text:span><text:span text:style-name="_5b_RPG_5d__20_Kiemelt_20_kifejezés"><text:span text:style-name="T104"> TÉ</text:span></text:span><text:span text:style-name="_5b_RPG_5d__20_Kiemelt_20_kifejezés"><text:span text:style-name="T101">)</text:span></text:span></text:p>
      <text:p text:style-name="P79"><text:span text:style-name="_5b_RPG_5d__20_Kiemelt_20_kifejezés"><text:span text:style-name="T101"/></text:span></text:p>
      <text:p text:style-name="P79"><text:span text:style-name="_5b_RPG_5d__20_Kiemelt_20_kifejezés"><text:span text:style-name="T105">Teljes </text:span></text:span><text:span text:style-name="_5b_RPG_5d__20_Kiemelt_20_kifejezés"><text:span text:style-name="T100">Védekez</text:span></text:span><text:span text:style-name="_5b_RPG_5d__20_Kiemelt_20_kifejezés"><text:span text:style-name="T106">és</text:span></text:span><text:span text:style-name="_5b_RPG_5d__20_Kiemelt_20_kifejezés"><text:span text:style-name="T100"> </text:span></text:span><text:span text:style-name="_5b_RPG_5d__20_Kiemelt_20_kifejezés"><text:span text:style-name="T107">t</text:span></text:span><text:span text:style-name="_5b_RPG_5d__20_Kiemelt_20_kifejezés"><text:span text:style-name="T105">aktika</text:span></text:span><text:span text:style-name="_5b_RPG_5d__20_Kiemelt_20_kifejezés"><text:span text:style-name="T100">: <text:s text:c="3"/></text:span></text:span><text:span text:style-name="T108">VÉ:+</text:span><text:span text:style-name="T109">6</text:span><text:span text:style-name="T110">, </text:span><text:span text:style-name="T111">ellenfelek </text:span><text:span text:style-name="T110">csak </text:span><text:span text:style-name="T111">(1 + k20T)</text:span><text:span text:style-name="T110"> </text:span><text:span text:style-name="T111">értékkel </text:span><text:span text:style-name="T110">csökkenthet</text:span><text:span text:style-name="T112">nek</text:span><text:span text:style-name="T110"> rajtad VÉ-t. </text:span><text:span text:style-name="T113">Nem </text:span><text:span text:style-name="_5b_RPG_5d__20_Kiemelt_20_kifejezés"><text:span text:style-name="T101">támadhat</text:span></text:span><text:span text:style-name="_5b_RPG_5d__20_Kiemelt_20_kifejezés"><text:span text:style-name="T114">sz</text:span></text:span><text:span text:style-name="_5b_RPG_5d__20_Kiemelt_20_kifejezés"><text:span text:style-name="T101">, </text:span></text:span><text:span text:style-name="_5b_RPG_5d__20_Kiemelt_20_kifejezés"><text:span text:style-name="T114">folyamatosan </text:span></text:span><text:span text:style-name="_5b_RPG_5d__20_Kiemelt_20_kifejezés"><text:span text:style-name="T101">hátrál</text:span></text:span><text:span text:style-name="_5b_RPG_5d__20_Kiemelt_20_kifejezés"><text:span text:style-name="T114">nod kell.</text:span></text:span></text:p>
      <text:p text:style-name="P79"><text:span text:style-name="_5b_RPG_5d__20_Kiemelt_20_kifejezés"><text:span text:style-name="T100"/></text:span></text:p>
      <text:p text:style-name="P79"><text:span text:style-name="_5b_RPG_5d__20_Kiemelt_20_kifejezés"><text:span text:style-name="T100">Kezdeményező Taktika: <text:s text:c="2"/></text:span></text:span><text:span text:style-name="_5b_RPG_5d__20_Kiemelt_20_kifejezés"><text:span text:style-name="T101">+1KÉ </text:span></text:span><text:span text:style-name="_5b_RPG_5d__20_Kiemelt_20_kifejezés"><text:span text:style-name="T115">→</text:span></text:span><text:span text:style-name="_5b_RPG_5d__20_Kiemelt_20_kifejezés"><text:span text:style-name="T101"> -2VÉ <text:s text:c="2"/>(max: </text:span></text:span><text:span text:style-name="_5b_RPG_5d__20_Kiemelt_20_kifejezés"><text:span text:style-name="T116">KÉ:+</text:span></text:span><text:span text:style-name="_5b_RPG_5d__20_Kiemelt_20_kifejezés"><text:span text:style-name="T103">2</text:span></text:span><text:span text:style-name="_5b_RPG_5d__20_Kiemelt_20_kifejezés"><text:span text:style-name="T101">)</text:span></text:span></text:p>
      <text:p text:style-name="P80"/>
      <text:p text:style-name="P81">Sűrű Taktika:<text:span text:style-name="T16"> -1 támadásért cserébe 1 db támadásod, ami TÉ:-</text:span><text:span text:style-name="T117">4</text:span><text:span text:style-name="T16"> levonással menne, alap TÉ-vel történik.</text:span></text:p>
      <text:p text:style-name="P80"/>
      <text:p text:style-name="P82">Kiváró Taktika</text:p>
      <text:p text:style-name="P83"><text:span text:style-name="T118">Nyert </text:span><text:span text:style-name="T119">Kezdeményezés esetén</text:span><text:span text:style-name="T118"> átengedett támadás</text:span></text:p>
      <text:p text:style-name="P84"><text:span text:style-name="_5b_RPG_5d__20_Kiemelt_20_kifejezés"><text:span text:style-name="T115">→</text:span></text:span><text:span text:style-name="_5b_RPG_5d__20_Kiemelt_20_kifejezés"><text:span text:style-name="T101"> </text:span></text:span><text:span text:style-name="T101">E</text:span><text:span text:style-name="T120">lső visszatámadásra</text:span><text:span text:style-name="T101"> </text:span><text:span text:style-name="T108">+</text:span><text:span text:style-name="T109">1</text:span><text:span text:style-name="T108"> TÉ</text:span></text:p>
      <text:p text:style-name="P85"/>
      <text:p text:style-name="P84"><text:span text:style-name="_5b_RPG_5d__20_Kiemelt_20_kifejezés"><text:span text:style-name="T108">Fáraszt</text:span></text:span><text:span text:style-name="_5b_RPG_5d__20_Kiemelt_20_kifejezés"><text:span text:style-name="T121">ó taktika </text:span></text:span><text:span text:style-name="_5b_RPG_5d_Kiemelt_20_kifejezés"><text:span text:style-name="T122">⇄</text:span></text:span></text:p>
      <text:p text:style-name="P84"><text:span text:style-name="_5b_RPG_5d__20_Kiemelt_20_kifejezés"><text:span text:style-name="T123">• Ha nincs találat: +</text:span></text:span><text:span text:style-name="_5b_RPG_5d__20_Kiemelt_20_kifejezés"><text:span text:style-name="T103">1</text:span></text:span><text:span text:style-name="_5b_RPG_5d__20_Kiemelt_20_kifejezés"><text:span text:style-name="T124"> </text:span></text:span><text:span text:style-name="_5b_RPG_5d__20_Kiemelt_20_kifejezés"><text:span text:style-name="T125">VÉ </text:span></text:span><text:span text:style-name="_5b_RPG_5d__20_Kiemelt_20_kifejezés"><text:span text:style-name="T124">csökk</text:span></text:span><text:span text:style-name="_5b_RPG_5d__20_Kiemelt_20_kifejezés"><text:span text:style-name="T123">entés </text:span></text:span><text:span text:style-name="_5b_RPG_5d__20_Kiemelt_20_kifejezés"><text:span text:style-name="T125">bónusz</text:span></text:span></text:p>
      <text:p text:style-name="P84"><text:span text:style-name="_5b_RPG_5d__20_Kiemelt_20_kifejezés"><text:span text:style-name="T101">• Sebzés helyett: </text:span></text:span><text:span text:style-name="_5b_RPG_5d__20_Kiemelt_20_kifejezés"><text:span text:style-name="T103">(</text:span></text:span><text:span text:style-name="_5b_RPG_5d__20_Kiemelt_20_kifejezés"><text:span text:style-name="T101">4 + k20T</text:span></text:span><text:span text:style-name="_5b_RPG_5d__20_Kiemelt_20_kifejezés"><text:span text:style-name="T103">)</text:span></text:span><text:span text:style-name="_5b_RPG_5d__20_Kiemelt_20_kifejezés"><text:span text:style-name="T101"> VÉ csökkentés</text:span></text:span><text:span text:style-name="_5b_RPG_5d__20_Kiemelt_20_kifejezés"><text:span text:style-name="T126"><text:line-break/></text:span></text:span><text:span text:style-name="_5b_RPG_5d__20_Kiemelt_20_kifejezés"><text:span text:style-name="T127">Nem kombinálható más taktikával. „</text:span></text:span><text:span text:style-name="_5b_RPG_5d__20_Kiemelt_20_kifejezés"><text:span text:style-name="T126">Fegyverméret - pengehátrány” harci helyzetből NEM alkalmazható.</text:span></text:span></text:p>
      <text:p text:style-name="P86"><text:span text:style-name="_5b_RPG_5d_Kiemelt_20_kifejezés"><text:span text:style-name="T128"/></text:span></text:p>
      <text:p text:style-name="P87"><text:span text:style-name="_5b_RPG_5d_Kiemelt_20_kifejezés"><text:span text:style-name="T128">Visszafogott </text:span></text:span><text:span text:style-name="_5b_RPG_5d_Kiemelt_20_kifejezés"><text:span text:style-name="T129">taktika </text:span></text:span><text:span text:style-name="_5b_RPG_5d_Kiemelt_20_kifejezés"><text:span text:style-name="T122">⇄</text:span></text:span><text:span text:style-name="_5b_RPG_5d_Kiemelt_20_kifejezés"><text:span text:style-name="T130"> </text:span></text:span><text:span text:style-name="_5b_RPG_5d_Kiemelt_20_kifejezés"><text:span text:style-name="T129">:</text:span></text:span><text:span text:style-name="_5b_RPG_5d_Kiemelt_20_kifejezés"><text:span text:style-name="T131"> </text:span></text:span><text:span text:style-name="_5b_RPG_5d_Kiemelt_20_kifejezés"><text:span text:style-name="T132">direkt </text:span></text:span><text:span text:style-name="_5b_RPG_5d_Kiemelt_20_kifejezés"><text:span text:style-name="T131">kisebb kockával </text:span></text:span><text:span text:style-name="_5b_RPG_5d_Kiemelt_20_kifejezés"><text:span text:style-name="T132">sebzel.</text:span></text:span></text:p>
      <text:p text:style-name="P88"><text:span text:style-name="_5b_RPG_5d_Kiemelt_20_kifejezés"><text:span text:style-name="T131">TÉ:-</text:span></text:span><text:span text:style-name="_5b_RPG_5d_Kiemelt_20_kifejezés"><text:span text:style-name="T133">3</text:span></text:span><text:span text:style-name="_5b_RPG_5d_Kiemelt_20_kifejezés"><text:span text:style-name="T131"> <text:s/>→ <text:s/>k20 helyett k10 </text:span></text:span><text:span text:style-name="_5b_RPG_5d_Kiemelt_20_kifejezés"><text:span text:style-name="T132">SP</text:span></text:span><text:span text:style-name="_5b_RPG_5d_Kiemelt_20_kifejezés"><text:span text:style-name="T131"><text:line-break/>TÉ:-</text:span></text:span><text:span text:style-name="_5b_RPG_5d_Kiemelt_20_kifejezés"><text:span text:style-name="T133">6</text:span></text:span><text:span text:style-name="_5b_RPG_5d_Kiemelt_20_kifejezés"><text:span text:style-name="T131"> <text:s/>→ <text:s/>k20 helyett k6 </text:span></text:span><text:span text:style-name="_5b_RPG_5d_Kiemelt_20_kifejezés"><text:span text:style-name="T132">SP</text:span></text:span></text:p>
      <text:p text:style-name="P88"><text:span text:style-name="_5b_RPG_5d_Kiemelt_20_kifejezés"><text:span text:style-name="T131">TÉ:-</text:span></text:span><text:span text:style-name="_5b_RPG_5d_Kiemelt_20_kifejezés"><text:span text:style-name="T133">9</text:span></text:span><text:span text:style-name="_5b_RPG_5d_Kiemelt_20_kifejezés"><text:span text:style-name="T131"> <text:s/>→ <text:s/>nincs </text:span></text:span><text:span text:style-name="_5b_RPG_5d_Kiemelt_20_kifejezés"><text:span text:style-name="T132">SP </text:span></text:span><text:span text:style-name="_5b_RPG_5d_Kiemelt_20_kifejezés"><text:span text:style-name="T131">kockadobás, csak a fegyver alap sebzése</text:span></text:span></text:p>
      <text:p text:style-name="P88"><text:span text:style-name="_5b_RPG_5d_Kiemelt_20_kifejezés"><text:span text:style-name="T131">Harci anatómia fortély minden foka </text:span></text:span><text:span text:style-name="_5b_RPG_5d_Kiemelt_20_kifejezés"><text:span text:style-name="T133">3</text:span></text:span><text:span text:style-name="_5b_RPG_5d_Kiemelt_20_kifejezés"><text:span text:style-name="T131">-</text:span></text:span><text:span text:style-name="_5b_RPG_5d_Kiemelt_20_kifejezés"><text:span text:style-name="T133">ma</text:span></text:span><text:span text:style-name="_5b_RPG_5d_Kiemelt_20_kifejezés"><text:span text:style-name="T131">l csökkenti a TÉ büntetést.</text:span></text:span></text:p>
      <text:p text:style-name="P79"><text:span text:style-name="_5b_RPG_5d__20_Kiemelt_20_kifejezés"><text:span text:style-name="T108"/></text:span></text:p>
      <text:p text:style-name="P79"><text:span text:style-name="_5b_RPG_5d__20_Kiemelt_20_kifejezés"><text:span text:style-name="T108">Plusz támadás taktika:</text:span></text:span><text:span text:style-name="_5b_RPG_5d__20_Kiemelt_20_kifejezés"><text:span text:style-name="T101"> +1 támadás. Cserébe a plusz támadás leadásakor azonnal -4 VÉ csökkenést szenvedsz el. A kör elején kell dönteni, kör közben már nem módosítható.</text:span></text:span></text:p>
      <text:p text:style-name="P79"><text:span text:style-name="_5b_RPG_5d__20_Kiemelt_20_kifejezés"><text:span text:style-name="T108"><text:line-break/></text:span></text:span><text:span text:style-name="T100">Támadás erőből </text:span><text:span text:style-name="T134">taktika</text:span><text:span text:style-name="T108">: <text:s/>+1 SP → -</text:span><text:span text:style-name="T135">1</text:span><text:span text:style-name="T108"> TÉ </text:span><text:span text:style-name="T136">(Támadás Erőből fortély </text:span><text:span text:style-name="T135">foka adja a maximumot</text:span><text:span text:style-name="T136">)</text:span></text:p>
      <text:p text:style-name="P89"><text:span text:style-name="_5b_RPG_5d_Kiemelt_20_kifejezés"><text:span text:style-name="T137"/></text:span></text:p>
      <text:p text:style-name="P90"><text:span text:style-name="_5b_RPG_5d_Kiemelt_20_kifejezés"><text:span text:style-name="T130">Érintő </text:span></text:span><text:span text:style-name="_5b_RPG_5d_Kiemelt_20_kifejezés"><text:span text:style-name="T138">taktika</text:span></text:span><text:span text:style-name="_5b_RPG_5d_Kiemelt_20_kifejezés"><text:span text:style-name="T130"> </text:span></text:span><text:span text:style-name="_5b_RPG_5d_Kiemelt_20_kifejezés"><text:span text:style-name="T122">⇄ : </text:span></text:span><text:span text:style-name="_5b_RPG_5d_Kiemelt_20_kifejezés"><text:span text:style-name="T139">TÉ:</text:span></text:span><text:span text:style-name="_5b_RPG_5d_Kiemelt_20_kifejezés"><text:span text:style-name="T140">+</text:span></text:span><text:span text:style-name="_5b_RPG_5d_Kiemelt_20_kifejezés"><text:span text:style-name="T133">3</text:span></text:span></text:p>
      <text:p text:style-name="P91"/>
      <text:p text:style-name="P92"><text:span text:style-name="_5b_RPG_5d__20_Kiemelt_20_kifejezés"><text:span text:style-name="T108">Roham </text:span></text:span><text:span text:style-name="_5b_RPG_5d__20_Kiemelt_20_kifejezés"><text:span text:style-name="T121">taktika</text:span></text:span><text:span text:style-name="_5b_RPG_5d__20_Kiemelt_20_kifejezés"><text:span text:style-name="T108">: </text:span></text:span><text:span text:style-name="T108">+ </text:span><text:span text:style-name="T135">4</text:span><text:span text:style-name="T108"> TÉ, -</text:span><text:span text:style-name="T135">8</text:span><text:span text:style-name="T108"> VÉ; <text:s/>VÉ csökkentés: </text:span><text:span text:style-name="T135">duplázódi</text:span><text:span text:style-name="T141">k</text:span><text:span text:style-name="T108"> </text:span><text:span text:style-name="T142">első oda-visszacsapásra</text:span><text:span text:style-name="T108">; <text:s text:c="3"/>Sebzés: +5 SP</text:span></text:p>
      <text:p text:style-name="P93"><text:span text:style-name="T81"/></text:p>
      <text:p text:style-name="P94"><text:span text:style-name="_5b_RPG_5d__20_Kiemelt_20_kifejezés"><text:span text:style-name="T108">Öngyilkos Roham </text:span></text:span><text:span text:style-name="_5b_RPG_5d__20_Kiemelt_20_kifejezés"><text:span text:style-name="T121">taktika</text:span></text:span><text:span text:style-name="_5b_RPG_5d__20_Kiemelt_20_kifejezés"><text:span text:style-name="T108">: </text:span></text:span><text:span text:style-name="T108">+ 5 TÉ, -</text:span><text:span text:style-name="T141">1</text:span><text:span text:style-name="T108">0 VÉ; VÉ csökkentés: </text:span><text:span text:style-name="T135">duplázódi</text:span><text:span text:style-name="T141">k</text:span><text:span text:style-name="T108"> </text:span><text:span text:style-name="T142">első oda-visszacsapásra</text:span><text:span text:style-name="T108">;<text:line-break/>Sebzés: +7 SP; <text:s/></text:span><text:span text:style-name="T142">Sebesülés TÉ bünt</text:span><text:span text:style-name="T141">etés</text:span><text:span text:style-name="T142"> nullázódik </text:span><text:span text:style-name="T141">erre a csapásra</text:span><text:span text:style-name="T142">.</text:span></text:p>
      <text:p text:style-name="P95"/>
      <text:p text:style-name="P96"><text:span text:style-name="T2">Lovas roham</text:span>: TÉ:+<text:span text:style-name="T143">6</text:span>, SP:+10; Összesen 1 támadó csapás, 1 visszacsapás lehetséges.</text:p>
      <text:p text:style-name="P95"/>
      <text:p text:style-name="P96"><text:span text:style-name="T2">Lovas támadás galoppból</text:span>: TÉ:+<text:span text:style-name="T143">3</text:span>, SP:+5; Összesen 1 támadó csapás, 1 visszacsapás lehetséges.</text:p>
      <text:p text:style-name="P93"/>
      <text:h text:style-name="P78" text:outline-level="3"><text:a xlink:type="simple" xlink:href="https://github.com/kaktusztea/szilankrpg/blob/master/md/066_00_manoverek.md" text:style-name="Internet_20_link" text:visited-style-name="Visited_20_Internet_20_Link"><text:span text:style-name="T24">Manőverek</text:span></text:a></text:h>
      <text:p text:style-name="P97"><text:span text:style-name="T100"/></text:p>
      <text:p text:style-name="P97"><text:a xlink:type="simple" xlink:href="https://github.com/kaktusztea/szilankrpg/blob/master/md/066_05_altalanos_manoverek.md" text:style-name="Internet_20_link" text:visited-style-name="Visited_20_Internet_20_Link"><text:span text:style-name="T100">Á</text:span><text:span text:style-name="T144">ltalános Manőverek</text:span></text:a></text:p>
      <text:p text:style-name="P98"><text:span text:style-name="T38"><text:line-break/></text:span><text:span text:style-name="T64">Átsiklás: 6 (EM)<text:line-break/>Belharcba kerülés: 9 (ME)<text:line-break/>Belharcból kibontakozás: 5 (ME)<text:line-break/>Csonkolás: 8 (kéz) 10 (láb) <text:s text:c="2"/></text:span><text:span text:style-name="T145">(</text:span><text:span text:style-name="T146">Területre támadás manőver</text:span><text:span text:style-name="T145">)</text:span><text:span text:style-name="T64"><text:line-break/>Ellenfél elfogása: 10 (VE) <text:s/></text:span><text:span text:style-name="T146">(V): nincs TÉ+4!</text:span><text:span text:style-name="T6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45">(</text:span><text:span text:style-name="T146">Területre támadás manőver -4</text:span><text:span text:style-name="T145">)</text:span><text:span text:style-name="T64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38"><text:line-break/></text:span></text:p>
      <text:p text:style-name="P99"><text:a xlink:type="simple" xlink:href="https://github.com/kaktusztea/szilankrpg/blob/master/md/066_06_belharcos_manoverek.md" text:style-name="Internet_20_link" text:visited-style-name="Visited_20_Internet_20_Link"><text:span text:style-name="T147">Belharcos Manőverek</text:span></text:a></text:p>
      <text:p text:style-name="P99"><text:line-break/><text:span text:style-name="T148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9"><text:a xlink:type="simple" xlink:href="https://github.com/kaktusztea/szilankrpg/blob/master/md/067_04_lovas_leglovas_manoverek.md" text:style-name="Internet_20_link" text:visited-style-name="Visited_20_Internet_20_Link"><text:span text:style-name="T147">Lovas/Léglovas Manőverek</text:span></text:a></text:p>
      <text:p text:style-name="P99"><text:line-break/><text:span text:style-name="T148">Hátas táncoltatása: - (M)<text:line-break/>Lovas áttörés: 4-8 (VE)<text:line-break/>Lovas, léglovas akasztása: 4 (ME)<text:line-break/>Lóhátról lerántás: 6-12 (MVE)</text:span><text:line-break/></text:p>
      <text:p text:style-name="P10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1">Harci helyzetek</text:p>
            </table:table-cell>
            <table:table-cell table:style-name="Table2.A1" office:value-type="string">
              <text:p text:style-name="P102">Módosító</text:p>
            </table:table-cell>
            <table:table-cell table:style-name="Table2.C1" office:value-type="string">
              <text:p text:style-name="P103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4">Belharci szituáció</text:p>
          </table:table-cell>
          <table:table-cell table:style-name="Table2.A2" office:value-type="string">
            <text:p text:style-name="P105">Lásd a leírást!</text:p>
          </table:table-cell>
          <table:table-cell table:style-name="Table2.C2" office:value-type="string">
            <text:p text:style-name="P106"><text:span text:style-name="T149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49">KÉ:+2</text:span></text:span><text:span text:style-name="T149">, </text:span><text:span text:style-name="Source_5f_Text"><text:span text:style-name="T149">TÉ/VÉ:+</text:span></text:span><text:span text:style-name="Source_5f_Text"><text:span text:style-name="T150">4</text:span></text:span><text:span text:style-name="T149"> fokonként. Csak </text:span><text:span text:style-name="T151">Közelharc</text:span><text:span text:style-name="T149"> harcmodorban, </text:span><text:span text:style-name="T150">belharcos fegyverrel</text:span><text:span text:style-name="T149"> jár.<text:line-break/>• rövid (0) pengehossznál nagyobb:</text:span></text:p>
            <text:p text:style-name="P107"><text:span text:style-name="T148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48">Beszorított helyzet (2) Erősen</text:span></text:a><text:span text:style-name="T148"> hatásaival.</text:span></text:p>
            <text:p text:style-name="P106"><text:span text:style-name="T149"><text:s text:c="2"/>→ <text:s/>Sebzés csökkentett<text:line-break/>• </text:span><text:span text:style-name="T151">Erőbónusz</text:span><text:span text:style-name="T149"> és </text:span><text:span text:style-name="T151">MF</text:span><text:span text:style-name="T149"> fortély bónuszai maradnak.<text:line-break/>• Puszta kéz értékei </text:span><text:span text:style-name="Source_5f_Text"><text:span text:style-name="T149">0</text:span></text:span><text:span text:style-name="T149">-ra emelkednek</text:span></text:p>
          </table:table-cell>
        </table:table-row>
        <table:table-row table:style-name="Table2.3">
          <table:table-cell table:style-name="Table2.A2" office:value-type="string">
            <text:p text:style-name="P104">Beszorított helyzet</text:p>
          </table:table-cell>
          <table:table-cell table:style-name="Table2.A2" office:value-type="string">
            <text:p text:style-name="P108"><text:a xlink:type="simple" xlink:href="https://github.com/kaktusztea/szilankrpg/blob/master/md/065_01_harci_helyzetek.md#beszorított-helyzet" text:style-name="Internet_20_link" text:visited-style-name="Visited_20_Internet_20_Link"><text:span text:style-name="T148">Lásd a leírást!</text:span></text:a></text:p>
          </table:table-cell>
          <table:table-cell table:style-name="Table2.C2" office:value-type="string">
            <text:p text:style-name="P104">-</text:p>
          </table:table-cell>
        </table:table-row>
        <table:table-row table:style-name="Table2.4">
          <table:table-cell table:style-name="Table2.A2" office:value-type="string">
            <text:p text:style-name="P109">Csúszós talaj</text:p>
          </table:table-cell>
          <table:table-cell table:style-name="Table2.A2" office:value-type="string">
            <text:p text:style-name="P110">Hátrány-1 TÉ dobásra</text:p>
          </table:table-cell>
          <table:table-cell table:style-name="Table2.C2" office:value-type="string">
            <text:p text:style-name="P109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104">Észrevétlen támadás</text:p>
          </table:table-cell>
          <table:table-cell table:style-name="Table2.A2" office:value-type="string">
            <text:p text:style-name="P105">Áldozat Védő Értéke: mozgás jellegétől függő VÉ</text:p>
          </table:table-cell>
          <table:table-cell table:style-name="Table2.C2" office:value-type="string">
            <text:p text:style-name="P111">A támadó más helyzeti/taktika TÉ bónuszt nem kaphat. </text:p>
            <text:p text:style-name="P112"><text:span text:style-name="T152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53">Célpont mozgás jellegétől függő VÉ táblázatot online</text:span></text:a><text:span text:style-name="T152">.</text:span></text:p>
          </table:table-cell>
        </table:table-row>
        <table:table-row table:style-name="Table2.6">
          <table:table-cell table:style-name="Table2.A2" office:value-type="string">
            <text:p text:style-name="P104">Fegyverrántás <text:span text:style-name="T154">váratlanul</text:span></text:p>
          </table:table-cell>
          <table:table-cell table:style-name="Table2.A2" office:value-type="string">
            <text:p text:style-name="P113"><text:span text:style-name="Source_5f_Text"><text:span text:style-name="T155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14"><text:span text:style-name="T156">S</text:span>ikeres rántás után (is) az ellen támad - <text:span text:style-name="T157">fegyveres VÉ ellen.</text:span></text:p>
            <text:p text:style-name="P114">Viszont <text:span text:style-name="T158">3</text:span>-<text:span text:style-name="T143">ma</text:span>l túldobott <text:span text:style-name="T2">KÉ</text:span> esetén már maga a fegyverrántó támadhat elsőnek azonnal – teljes harcértékével.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104">Félhátulról támadás</text:p>
          </table:table-cell>
          <table:table-cell table:style-name="Table2.A2" office:value-type="string">
            <text:p text:style-name="P113"><text:span text:style-name="Source_5f_Text"><text:span text:style-name="T155">Előny+1 TÉ dobásra</text:span></text:span></text:p>
          </table:table-cell>
          <table:table-cell table:style-name="Table2.C2" office:value-type="string">
            <text:p text:style-name="P104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104">Fegyverméret - pengehátrány</text:p>
          </table:table-cell>
          <table:table-cell table:style-name="Table2.A2" office:value-type="string">
            <text:p text:style-name="P115">VÉ csökk: <text:span text:style-name="T159">(1 + k20T)</text:span></text:p>
          </table:table-cell>
          <table:table-cell table:style-name="Table2.C2" office:value-type="string">
            <text:p text:style-name="P104">Példa: Tőr vs. Hosszúkard</text:p>
          </table:table-cell>
        </table:table-row>
        <table:table-row table:style-name="Table2.9">
          <table:table-cell table:style-name="Table2.A2" office:value-type="string">
            <text:p text:style-name="P104">Fegyverméret - Azonos</text:p>
          </table:table-cell>
          <table:table-cell table:style-name="Table2.A2" office:value-type="string">
            <text:p text:style-name="P115">VÉ csökk: <text:span text:style-name="T159">(2 + k20T)</text:span></text:p>
          </table:table-cell>
          <table:table-cell table:style-name="Table2.C2" office:value-type="string">
            <text:p text:style-name="P104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04">Fegyverméret - 1 pengés előny</text:p>
          </table:table-cell>
          <table:table-cell table:style-name="Table2.A2" office:value-type="string">
            <text:p text:style-name="P115">VÉ csökk: <text:span text:style-name="T159">(2 + k20T)</text:span></text:p>
          </table:table-cell>
          <table:table-cell table:style-name="Table2.C2" office:value-type="string">
            <text:p text:style-name="P104">Példa: Hosszúkard vs Tőr</text:p>
          </table:table-cell>
        </table:table-row>
        <table:table-row table:style-name="Table2.11">
          <table:table-cell table:style-name="Table2.A2" office:value-type="string">
            <text:p text:style-name="P104">Fegyverméret - <text:span text:style-name="T160">2</text:span> pengés előny</text:p>
          </table:table-cell>
          <table:table-cell table:style-name="Table2.A2" office:value-type="string">
            <text:p text:style-name="P105">VÉ <text:span text:style-name="T159">csökk: (3 + k20T)</text:span></text:p>
          </table:table-cell>
          <table:table-cell table:style-name="Table2.C2" office:value-type="string">
            <text:p text:style-name="P104">Példa: Alabárd vs Tőr</text:p>
          </table:table-cell>
        </table:table-row>
        <table:table-row table:style-name="Table2.12">
          <table:table-cell table:style-name="Table2.A2" office:value-type="string">
            <text:p text:style-name="P104">Földön fekve</text:p>
          </table:table-cell>
          <table:table-cell table:style-name="Table2.A2" office:value-type="string">
            <text:p text:style-name="P116"><text:span text:style-name="Source_5f_Text"><text:span text:style-name="T149">• Hátrány-2 TÉ dobásra<text:line-break/>• VÉ veszteség duplázódik</text:span></text:span></text:p>
          </table:table-cell>
          <table:table-cell table:style-name="Table2.C2" office:value-type="string">
            <text:p text:style-name="P104">-</text:p>
          </table:table-cell>
        </table:table-row>
        <table:table-row table:style-name="Table2.13">
          <table:table-cell table:style-name="Table2.A2" office:value-type="string">
            <text:p text:style-name="P104">Hajítás alkalmatlan fegyverrel</text:p>
          </table:table-cell>
          <table:table-cell table:style-name="Table2.A2" office:value-type="string">
            <text:p text:style-name="P105">• Hátrány-2 Sebzésdobásra</text:p>
            <text:p text:style-name="P105">• Hátrány-2 CÉ dobásra</text:p>
          </table:table-cell>
          <table:table-cell table:style-name="Table2.C2" office:value-type="string">
            <text:p text:style-name="P104">-</text:p>
          </table:table-cell>
        </table:table-row>
        <table:table-row table:style-name="Table2.14">
          <table:table-cell table:style-name="Table2.A2" office:value-type="string">
            <text:p text:style-name="P104">Hajítás nem dobásra készített tárgyakkal</text:p>
          </table:table-cell>
          <table:table-cell table:style-name="Table2.A2" office:value-type="string">
            <text:p text:style-name="P105">• Hátrány-1 Sebzésdobásra</text:p>
            <text:p text:style-name="P105">• Hátrány-1 CÉ dobásra</text:p>
          </table:table-cell>
          <table:table-cell table:style-name="Table2.C2" office:value-type="string">
            <text:p text:style-name="P104">-</text:p>
          </table:table-cell>
        </table:table-row>
        <table:table-row table:style-name="Table2.15">
          <table:table-cell table:style-name="Table2.A2" office:value-type="string">
            <text:p text:style-name="P104">Hátulról támadás</text:p>
          </table:table-cell>
          <table:table-cell table:style-name="Table2.A2" office:value-type="string">
            <text:p text:style-name="P116"><text:span text:style-name="Source_5f_Text"><text:span text:style-name="T149">Előny+2 TÉ dobásra</text:span></text:span></text:p>
          </table:table-cell>
          <table:table-cell table:style-name="Table2.C2" office:value-type="string">
            <text:p text:style-name="P104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104">Helyhez kötve</text:p>
          </table:table-cell>
          <table:table-cell table:style-name="Table2.A2" office:value-type="string">
            <text:p text:style-name="P116"><text:span text:style-name="Source_5f_Text"><text:span text:style-name="T161">•</text:span></text:span><text:span text:style-name="Source_5f_Text"><text:span text:style-name="T149"> Hátrány-1 TÉ dobásra<text:line-break/></text:span></text:span><text:span text:style-name="Source_5f_Text"><text:span text:style-name="T161">•</text:span></text:span><text:span text:style-name="Source_5f_Text"><text:span text:style-name="T149"> VÉ veszteség duplázódik</text:span></text:span></text:p>
          </table:table-cell>
          <table:table-cell table:style-name="Table2.C2" office:value-type="string">
            <text:p text:style-name="P117"/>
          </table:table-cell>
        </table:table-row>
        <table:table-row table:style-name="Table2.17">
          <table:table-cell table:style-name="Table2.A2" office:value-type="string">
            <text:p text:style-name="P104">Képzetlen fegyverhasználat</text:p>
          </table:table-cell>
          <table:table-cell table:style-name="Table2.A2" office:value-type="string">
            <text:p text:style-name="P116"><text:span text:style-name="Source_5f_Text"><text:span text:style-name="T149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49">Harcmodor képzettségek és Bónuszaik</text:span></text:span></text:a><text:span text:style-name="Source_5f_Text"><text:span text:style-name="T149"> oldalt.</text:span></text:span></text:p>
          </table:table-cell>
          <table:table-cell table:style-name="Table2.C2" office:value-type="string">
            <text:p text:style-name="P117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9">Készületlenség</text:p>
          </table:table-cell>
          <table:table-cell table:style-name="Table2.A2" office:value-type="string">
            <text:p text:style-name="P110">Lásd a Meglepetés helyzetet!</text:p>
          </table:table-cell>
          <table:table-cell table:style-name="Table2.C2" office:value-type="string">
            <text:p text:style-name="P104">Ha egy karakter készületlen, akkor támadója a Meglepetés szituációnak megfelelő módosítókkal támadhat rá.</text:p>
          </table:table-cell>
        </table:table-row>
        <text:soft-page-break/>
        <table:table-row table:style-name="Table2.19">
          <table:table-cell table:style-name="Table2.A2" office:value-type="string">
            <text:p text:style-name="P118">Közrefogás</text:p>
          </table:table-cell>
          <table:table-cell table:style-name="Table2.A2" office:value-type="string">
            <text:p text:style-name="P105">1 pengényi hátrányt semlegesít</text:p>
          </table:table-cell>
          <table:table-cell table:style-name="Table2.C2" office:value-type="string">
            <text:p text:style-name="P104"/>
          </table:table-cell>
        </table:table-row>
        <table:table-row table:style-name="Table2.20">
          <table:table-cell table:style-name="Table2.A2" office:value-type="string">
            <text:p text:style-name="P118">Láthatatlanul</text:p>
          </table:table-cell>
          <table:table-cell table:style-name="Table2.A2" office:value-type="string">
            <text:p text:style-name="P105">Láthatatlan Támadó: Előny+1/2 Támadó dobásra,<text:line-break/>VÉ csökkentés: <text:span text:style-name="T159">fixen 3</text:span></text:p>
            <text:p text:style-name="P105"/>
            <text:p text:style-name="P105">Védő: Hátrány-1/2 Támadó dobásra</text:p>
          </table:table-cell>
          <table:table-cell table:style-name="Table2.C2" office:value-type="string">
            <text:p text:style-name="P104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9">Levegőből támadás</text:p>
          </table:table-cell>
          <table:table-cell table:style-name="Table2.A2" office:value-type="string">
            <text:p text:style-name="P105">Előny+2: Támadó Dobásra</text:p>
          </table:table-cell>
          <table:table-cell table:style-name="Table2.C2" office:value-type="string">
            <text:p text:style-name="P104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104">Magasabbról</text:p>
          </table:table-cell>
          <table:table-cell table:style-name="Table2.A2" office:value-type="string">
            <text:p text:style-name="P120"><text:span text:style-name="Source_5f_Text"><text:span text:style-name="T155">Előny+1 TÉ dobásra</text:span></text:span></text:p>
          </table:table-cell>
          <table:table-cell table:style-name="Table2.C2" office:value-type="string">
            <text:p text:style-name="P104">A támadó kapja a módosítót.</text:p>
          </table:table-cell>
        </table:table-row>
        <table:table-row table:style-name="Table2.23">
          <table:table-cell table:style-name="Table2.A2" office:value-type="string">
            <text:p text:style-name="P104">Meglepetés</text:p>
          </table:table-cell>
          <table:table-cell table:style-name="Table2.A2" office:value-type="string">
            <text:p text:style-name="P121"><text:span text:style-name="Source_5f_Text"><text:span text:style-name="T151">Támadó:</text:span></text:span><text:span text:style-name="Source_5f_Text"><text:span text:style-name="T149"><text:line-break/>• </text:span></text:span><text:span text:style-name="Source_5f_Text"><text:span text:style-name="T162">Megnyert Kezdeményezés<text:line-break/>•</text:span></text:span><text:span text:style-name="Source_5f_Text"><text:span text:style-name="T149"> Előny+1 TÉ dobásra<text:line-break/>• VÉ csökk</text:span></text:span><text:span text:style-name="Source_5f_Text"><text:span text:style-name="T163">:</text:span></text:span><text:span text:style-name="Source_5f_Text"><text:span text:style-name="T164"> 3 + k20T</text:span></text:span><text:span text:style-name="Source_5f_Text"><text:span text:style-name="T149"><text:line-break/></text:span></text:span><text:span text:style-name="Source_5f_Text"><text:span text:style-name="T151">Védő:</text:span></text:span><text:span text:style-name="Source_5f_Text"><text:span text:style-name="T149"><text:line-break/>• Többszörös támadás elvesztése<text:line-break/>• Utolsónak támadhat a körben<text:line-break/>• Pajzs VÉ: csak pajzs felől</text:span></text:span></text:p>
          </table:table-cell>
          <table:table-cell table:style-name="Table2.C2" office:value-type="string">
            <text:p text:style-name="P104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104">Nagy méretű lény <text:span text:style-name="T165">(</text:span>1-<text:span text:style-name="T166">2</text:span><text:span text:style-name="T165">)</text:span></text:p>
          </table:table-cell>
          <table:table-cell table:style-name="Table2.A2" office:value-type="string">
            <text:p text:style-name="P105">VÉ csökkentés bónusz +[1;<text:span text:style-name="T166">2</text:span>]<text:line-break/><text:span text:style-name="T167">Nagy Erőbónusz (SP)</text:span></text:p>
          </table:table-cell>
          <table:table-cell table:style-name="Table2.C2" office:value-type="string">
            <text:p text:style-name="P117"><text:span text:style-name="T167">Nagy </text:span>Erőbónusz <text:span text:style-name="T167">S</text:span>ebzéshez (SP).<text:line-break/><text:span text:style-name="T167">Pl</text:span>: Gólem: +<text:span text:style-name="T166">1</text:span> VÉ csökkentés, Sárkány:+<text:span text:style-name="T166">2</text:span> VÉ csökkentés</text:p>
          </table:table-cell>
        </table:table-row>
        <table:table-row table:style-name="Table2.25">
          <table:table-cell table:style-name="Table2.A2" office:value-type="string">
            <text:p text:style-name="P104">Pusztakezes harc</text:p>
          </table:table-cell>
          <table:table-cell table:style-name="Table2.A2" office:value-type="string">
            <text:p text:style-name="P116"><text:span text:style-name="Source_5f_Text"><text:span text:style-name="T149">TÉ:-</text:span></text:span><text:span text:style-name="Source_5f_Text"><text:span text:style-name="T168">3</text:span></text:span><text:span text:style-name="Source_5f_Text"><text:span text:style-name="T149">, VÉ:-</text:span></text:span><text:span text:style-name="Source_5f_Text"><text:span text:style-name="T168">3</text:span></text:span><text:span text:style-name="Source_5f_Text"><text:span text:style-name="T149">; </text:span></text:span><text:span text:style-name="Source_5f_Text"><text:span text:style-name="T169">SP:-5</text:span></text:span></text:p>
          </table:table-cell>
          <table:table-cell table:style-name="Table2.C2" office:value-type="string">
            <text:p text:style-name="P117"/>
          </table:table-cell>
        </table:table-row>
        <table:table-row table:style-name="Table2.26">
          <table:table-cell table:style-name="Table2.A2" office:value-type="string">
            <text:p text:style-name="P104">Rosszabbik kézben tartott fegyver</text:p>
          </table:table-cell>
          <table:table-cell table:style-name="Table2.A2" office:value-type="string">
            <text:p text:style-name="P116"><text:span text:style-name="Source_5f_Text"><text:span text:style-name="T149">Hátrány-1 TÉ dobásra</text:span></text:span></text:p>
          </table:table-cell>
          <table:table-cell table:style-name="Table2.C2" office:value-type="string">
            <text:p text:style-name="P122"><text:span text:style-name="T170">Kivétel: </text:span><text:a xlink:type="simple" xlink:href="https://github.com/kaktusztea/szilankrpg/blob/master/md/fortelyok.harci/ketkezesseg.md" text:style-name="Internet_20_link" text:visited-style-name="Visited_20_Internet_20_Link"><text:span text:style-name="T171">Kétkezesség</text:span></text:a><text:span text:style-name="T148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104">Sebzéstípus: elsődleges</text:p>
          </table:table-cell>
          <table:table-cell table:style-name="Table2.A2" office:value-type="string">
            <text:p text:style-name="P105">Sima Sebzésdobás </text:p>
          </table:table-cell>
          <table:table-cell table:style-name="Table2.C2" office:value-type="string">
            <text:p text:style-name="P104"/>
          </table:table-cell>
        </table:table-row>
        <table:table-row table:style-name="Table2.28">
          <table:table-cell table:style-name="Table2.A2" office:value-type="string">
            <text:p text:style-name="P104">Sebzéstípus: egyenjogú</text:p>
          </table:table-cell>
          <table:table-cell table:style-name="Table2.A2" office:value-type="string">
            <text:p text:style-name="P105">Sima Sebzésdobás </text:p>
          </table:table-cell>
          <table:table-cell table:style-name="Table2.C2" office:value-type="string">
            <text:p text:style-name="P104"/>
          </table:table-cell>
        </table:table-row>
        <table:table-row table:style-name="Table2.29">
          <table:table-cell table:style-name="Table2.A2" office:value-type="string">
            <text:p text:style-name="P104">Sebzéstípus másodlagos</text:p>
          </table:table-cell>
          <table:table-cell table:style-name="Table2.A2" office:value-type="string">
            <text:p text:style-name="P105">Hátrány-1 Sebzésdobásra</text:p>
          </table:table-cell>
          <table:table-cell table:style-name="Table2.C2" office:value-type="string">
            <text:p text:style-name="P104"/>
          </table:table-cell>
        </table:table-row>
        <table:table-row table:style-name="Table2.30">
          <table:table-cell table:style-name="Table2.A2" office:value-type="string">
            <text:p text:style-name="P104">Sebzéstípus alkalmatlan</text:p>
          </table:table-cell>
          <table:table-cell table:style-name="Table2.A2" office:value-type="string">
            <text:p text:style-name="P123">Hátrány-<text:span text:style-name="T98">2</text:span> Sebzésdobásra</text:p>
          </table:table-cell>
          <table:table-cell table:style-name="Table2.C2" office:value-type="string">
            <text:p text:style-name="P104"/>
          </table:table-cell>
        </table:table-row>
        <table:table-row table:style-name="Table2.31">
          <table:table-cell table:style-name="Table2.A2" office:value-type="string">
            <text:p text:style-name="P104">Sötét: Félhomály</text:p>
          </table:table-cell>
          <table:table-cell table:style-name="Table2.A2" office:value-type="string">
            <text:p text:style-name="P105">• Hátrány-1 TÉ dobásra<text:line-break/>• Érzék(látás) - zavart</text:p>
          </table:table-cell>
          <table:table-cell table:style-name="Table2.C2" office:value-type="string">
            <text:p text:style-name="P122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/text:span></text:p>
            <text:p text:style-name="P104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104">Sötét: teljes, zajokkal</text:p>
          </table:table-cell>
          <table:table-cell table:style-name="Table2.A2" office:value-type="string">
            <text:p text:style-name="P124">• Hátrány-1 TÉ dobásra<text:line-break/>• Érzék(látás) - <text:span text:style-name="T172">teljes</text:span></text:p>
          </table:table-cell>
          <table:table-cell table:style-name="Table2.C2" office:value-type="string">
            <text:p text:style-name="P125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104">Sötét: teljes, csendben</text:p>
          </table:table-cell>
          <table:table-cell table:style-name="Table2.A2" office:value-type="string">
            <text:p text:style-name="P124">• Hátrány-<text:span text:style-name="T172">2</text:span> TÉ dobásra<text:line-break/>• Érzék(látás) - <text:span text:style-name="T172">teljes</text:span></text:p>
          </table:table-cell>
          <table:table-cell table:style-name="Table2.C2" office:value-type="string">
            <text:p text:style-name="P125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/text:span></text:p>
          </table:table-cell>
        </table:table-row>
        <table:table-row table:style-name="Table2.34">
          <table:table-cell table:style-name="Table2.A2" office:value-type="string">
            <text:p text:style-name="P126">Tűz ruhán - ég</text:p>
          </table:table-cell>
          <table:table-cell table:style-name="Table2.A2" office:value-type="string">
            <text:p text:style-name="P127">Hátrány-1 Támadó dobásra</text:p>
            <text:p text:style-name="P127"><text:span text:style-name="T167">(k20 -</text:span>5<text:span text:style-name="T167">)</text:span> SP / kör</text:p>
          </table:table-cell>
          <table:table-cell table:style-name="Table2.C2" office:value-type="string">
            <text:p text:style-name="P104"/>
          </table:table-cell>
        </table:table-row>
        <table:table-row table:style-name="Table2.35">
          <table:table-cell table:style-name="Table2.A2" office:value-type="string">
            <text:p text:style-name="P126">Tűz ruhán - <text:span text:style-name="T167">lángol</text:span></text:p>
          </table:table-cell>
          <table:table-cell table:style-name="Table2.A2" office:value-type="string">
            <text:p text:style-name="P128">Hátrány-<text:span text:style-name="T167">2</text:span> Támadó dobásra</text:p>
            <text:p text:style-name="P128"><text:span text:style-name="T167">(k20 +0)</text:span> SP / kör</text:p>
          </table:table-cell>
          <table:table-cell table:style-name="Table2.C2" office:value-type="string">
            <text:p text:style-name="P104"/>
          </table:table-cell>
        </table:table-row>
        <table:table-row table:style-name="Table2.36">
          <table:table-cell table:style-name="Table2.A2" office:value-type="string">
            <text:p text:style-name="P126">Védekező takarásban</text:p>
          </table:table-cell>
          <table:table-cell table:style-name="Table2.A2" office:value-type="string">
            <text:p text:style-name="P129"><text:span text:style-name="Source_5f_Text"><text:span text:style-name="T149">Hátrány-1 TÉ dobásra mindkét félné</text:span></text:span><text:span text:style-name="Source_5f_Text"><text:span text:style-name="T173">l</text:span></text:span></text:p>
          </table:table-cell>
          <table:table-cell table:style-name="Table2.C2" office:value-type="string">
            <text:p text:style-name="P104"/>
          </table:table-cell>
        </table:table-row>
        <table:table-row table:style-name="Table2.37">
          <table:table-cell table:style-name="Table2.A2" office:value-type="string">
            <text:p text:style-name="P104">Védő Érték kiterjesztése másra</text:p>
          </table:table-cell>
          <table:table-cell table:style-name="Table2.A2" office:value-type="string">
            <text:p text:style-name="P105">• Többszörös támadás elvesztése<text:line-break/>• VÉ veszteség duplázódik</text:p>
          </table:table-cell>
          <table:table-cell table:style-name="Table2.C2" office:value-type="string">
            <text:p text:style-name="P130"><text:span text:style-name="T174">A büntetések </text:span><text:span text:style-name="T148">csökkenthető</text:span><text:span text:style-name="T174">ek</text:span><text:span text:style-name="T148"> a </text:span><text:a xlink:type="simple" xlink:href="https://github.com/kaktusztea/szilankrpg/blob/master/md/fortelyok.harci/testor.md" text:style-name="Internet_20_link" text:visited-style-name="Visited_20_Internet_20_Link"><text:span text:style-name="T148">Testőr</text:span></text:a><text:span text:style-name="T148"> fortél</text:span><text:span text:style-name="T174">y tanulásával.</text:span></text:p>
          </table:table-cell>
        </table:table-row>
        <table:table-row table:style-name="Table2.37">
          <table:table-cell table:style-name="Table2.A2" office:value-type="string">
            <text:p text:style-name="P131">Vér elvakít</text:p>
          </table:table-cell>
          <table:table-cell table:style-name="Table2.A2" office:value-type="string">
            <text:p text:style-name="P105">• Érzék (Látás) - zavart</text:p>
            <text:p text:style-name="P105">• Hátrány-1: Támadó dobásra</text:p>
          </table:table-cell>
          <table:table-cell table:style-name="Table2.C2" office:value-type="string">
            <text:p text:style-name="P132"/>
          </table:table-cell>
        </table:table-row>
      </table:table>
      <text:p text:style-name="P133"><text:soft-page-break/><text:span text:style-name="_5b_RPG_5d__20_Kiemelt_20_kifejezés"><text:span text:style-name="T175">Távolsági harc</text:span></text:span></text:p>
      <text:p text:style-name="P133"><text:span text:style-name="_5b_RPG_5d__20_Kiemelt_20_kifejezés"><text:span text:style-name="T38"><text:s/></text:span></text:span></text:p>
      <text:p text:style-name="P134"><text:span text:style-name="_5b_RPG_5d__20_Kiemelt_20_kifejezés"><text:span text:style-name="T89">Támadó CÉ = <text:s/>-</text:span></text:span><text:span text:style-name="_5b_RPG_5d__20_Kiemelt_20_kifejezés"><text:span text:style-name="T176">1</text:span></text:span><text:span text:style-name="_5b_RPG_5d__20_Kiemelt_20_kifejezés"><text:span text:style-name="T177">5</text:span></text:span><text:span text:style-name="_5b_RPG_5d__20_Kiemelt_20_kifejezés"><text:span text:style-name="T178"> + CM + </text:span></text:span><text:span text:style-name="_5b_RPG_5d__20_Kiemelt_20_kifejezés"><text:span text:style-name="T89">Harcmodor CÉ </text:span></text:span><text:span text:style-name="_5b_RPG_5d__20_Kiemelt_20_kifejezés"><text:span text:style-name="T178">+ </text:span></text:span><text:span text:style-name="_5b_RPG_5d__20_Kiemelt_20_kifejezés"><text:span text:style-name="T89">Önuralom + Fegyver </text:span></text:span><text:span text:style-name="_5b_RPG_5d__20_Kiemelt_20_kifejezés"><text:span text:style-name="T179">CÉ</text:span></text:span><text:span text:style-name="_5b_RPG_5d__20_Kiemelt_20_kifejezés"><text:span text:style-name="T89"> + Mf <text:s text:c="2"/>+ </text:span></text:span><text:span text:style-name="_5b_RPG_5d__20_Kiemelt_20_kifejezés"><text:span text:style-name="T176">k20</text:span></text:span></text:p>
      <text:p text:style-name="P134"><text:span text:style-name="_5b_RPG_5d__20_Kiemelt_20_kifejezés"><text:span text:style-name="T89">Célpont VÉ = Szorzó x Cella</text:span></text:span></text:p>
      <text:list text:style-name="L1">
        <text:list-header>
          <text:p text:style-name="P135"><text:span text:style-name="_5b_RPG_5d__20_Kiemelt_20_kifejezés"><text:span text:style-name="T93">Szorzó</text:span></text:span><text:span text:style-name="_5b_RPG_5d__20_Kiemelt_20_kifejezés"><text:span text:style-name="T89"> = </text:span></text:span><text:span text:style-name="_5b_RPG_5d__20_Kiemelt_20_kifejezés"><text:span text:style-name="T180">Mozgás</text:span></text:span><text:span text:style-name="_5b_RPG_5d__20_Kiemelt_20_kifejezés"><text:span text:style-name="T89"> + </text:span></text:span><text:span text:style-name="_5b_RPG_5d__20_Kiemelt_20_kifejezés"><text:span text:style-name="T181">Méret</text:span></text:span><text:span text:style-name="_5b_RPG_5d__20_Kiemelt_20_kifejezés"><text:span text:style-name="T89"> + </text:span></text:span><text:span text:style-name="_5b_RPG_5d__20_Kiemelt_20_kifejezés"><text:span text:style-name="T182">É</text:span></text:span><text:span text:style-name="_5b_RPG_5d__20_Kiemelt_20_kifejezés"><text:span text:style-name="T183">szlelhetősé</text:span></text:span><text:span text:style-name="_5b_RPG_5d__20_Kiemelt_20_kifejezés"><text:span text:style-name="T182">g</text:span></text:span><text:span text:style-name="_5b_RPG_5d__20_Kiemelt_20_kifejezés"><text:span text:style-name="T184"> </text:span></text:span><text:span text:style-name="_5b_RPG_5d__20_Kiemelt_20_kifejezés"><text:span text:style-name="T185">+ </text:span></text:span><text:span text:style-name="_5b_RPG_5d__20_Kiemelt_20_kifejezés"><text:span text:style-name="T186">Szél</text:span></text:span><text:span text:style-name="_5b_RPG_5d__20_Kiemelt_20_kifejezés"><text:span text:style-name="T187"> módosítók</text:span></text:span></text:p>
          <text:p text:style-name="P135"><text:span text:style-name="_5b_RPG_5d__20_Kiemelt_20_kifejezés"><text:span text:style-name="T89">Cella = (Cél táv</text:span></text:span><text:span text:style-name="_5b_RPG_5d__20_Kiemelt_20_kifejezés"><text:span text:style-name="T188">olság</text:span></text:span><text:span text:style-name="_5b_RPG_5d__20_Kiemelt_20_kifejezés"><text:span text:style-name="T89"> / Fegyver </text:span></text:span><text:span text:style-name="_5b_RPG_5d__20_Kiemelt_20_kifejezés"><text:span text:style-name="T93">Osztó</text:span></text:span><text:span text:style-name="_5b_RPG_5d__20_Kiemelt_20_kifejezés"><text:span text:style-name="T89">) <text:s text:c="2"/></text:span></text:span><text:span text:style-name="_5b_RPG_5d__20_Kiemelt_20_kifejezés"><text:span text:style-name="T189">→</text:span></text:span><text:span text:style-name="_5b_RPG_5d__20_Kiemelt_20_kifejezés"><text:span text:style-name="T57"> Felfelé kerekítve</text:span></text:span></text:p>
        </text:list-header>
      </text:list>
      <text:h text:style-name="P136" text:outline-level="3"><text:span text:style-name="_5b_RPG_5d__20_Kiemelt_20_kifejezés"><text:span text:style-name="T108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7"><text:span text:style-name="_5b_RPG_5d__20_Kiemelt_20_kifejezés"><text:span text:style-name="T180">Mozgás</text:span></text:span></text:p>
              </table:table-cell>
              <table:table-cell table:style-name="Táblázat11.B1" office:value-type="string">
                <text:p text:style-name="P138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9">Álló</text:p>
            </table:table-cell>
            <table:table-cell table:style-name="Táblázat11.B2" office:value-type="string">
              <text:p text:style-name="P139"><text:span text:style-name="T190">1</text:span>x</text:p>
            </table:table-cell>
          </table:table-row>
          <table:table-row>
            <table:table-cell table:style-name="Táblázat11.A3" office:value-type="string">
              <text:p text:style-name="P140">Lassú, egyenletes</text:p>
            </table:table-cell>
            <table:table-cell table:style-name="Táblázat11.B3" office:value-type="string">
              <text:p text:style-name="P140"><text:span text:style-name="T190">2</text:span>x</text:p>
            </table:table-cell>
          </table:table-row>
          <table:table-row>
            <table:table-cell table:style-name="Táblázat11.A4" office:value-type="string">
              <text:p text:style-name="P140">Gyors, egyenletes</text:p>
            </table:table-cell>
            <table:table-cell table:style-name="Táblázat11.B4" office:value-type="string">
              <text:p text:style-name="P140"><text:span text:style-name="T190">3</text:span>x</text:p>
            </table:table-cell>
          </table:table-row>
          <table:table-row>
            <table:table-cell table:style-name="Táblázat11.A2" office:value-type="string">
              <text:p text:style-name="P140">Kiszámíthatatlan</text:p>
            </table:table-cell>
            <table:table-cell table:style-name="Táblázat11.B3" office:value-type="string">
              <text:p text:style-name="P140"><text:span text:style-name="T190">5</text:span>x</text:p>
            </table:table-cell>
          </table:table-row>
          <table:table-row>
            <table:table-cell table:style-name="Táblázat11.A6" office:value-type="string">
              <text:p text:style-name="P140">Harcoló célpont <text:span text:style-name="T191">(1 cél)</text:span></text:p>
            </table:table-cell>
            <table:table-cell table:style-name="Táblázat11.B6" office:value-type="string">
              <text:p text:style-name="P140"><text:span text:style-name="T190">7</text:span>x</text:p>
            </table:table-cell>
          </table:table-row>
          <table:table-row>
            <table:table-cell table:style-name="Táblázat11.A7" office:value-type="string">
              <text:p text:style-name="P141">Harcoló csoport<text:line-break/>(bárki jó találatnak)</text:p>
            </table:table-cell>
            <table:table-cell table:style-name="Táblázat11.B7" office:value-type="string">
              <text:p text:style-name="P141"><text:span text:style-name="T190">2</text:span>x</text:p>
            </table:table-cell>
          </table:table-row>
          <table:table-row>
            <table:table-cell table:style-name="Táblázat11.A8" office:value-type="string">
              <text:p text:style-name="P140">Sikertelenül szándékosan kitérő célpont</text:p>
            </table:table-cell>
            <table:table-cell table:style-name="Táblázat11.B8" office:value-type="string">
              <text:p text:style-name="P142"><text:span text:style-name="T190">3</text:span>x</text:p>
            </table:table-cell>
          </table:table-row>
        </table:table>
        <text:p text:style-name="P143"><text:span text:style-name="_5b_RPG_5d__20_Kiemelt_20_kifejezés"><text:span text:style-name="T93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7"><text:span text:style-name="_5b_RPG_5d__20_Kiemelt_20_kifejezés"><text:span text:style-name="T192">Lövész m</text:span></text:span><text:span text:style-name="_5b_RPG_5d__20_Kiemelt_20_kifejezés"><text:span text:style-name="T180">ozgás</text:span></text:span><text:span text:style-name="_5b_RPG_5d__20_Kiemelt_20_kifejezés"><text:span text:style-name="T192">a</text:span></text:span></text:p>
              </table:table-cell>
              <table:table-cell table:style-name="Table1.B1" office:value-type="string">
                <text:p text:style-name="P138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9">Álló</text:p>
            </table:table-cell>
            <table:table-cell table:style-name="Table1.B2" office:value-type="string">
              <text:p text:style-name="P139"><text:span text:style-name="T193">+0</text:span>x</text:p>
            </table:table-cell>
          </table:table-row>
          <table:table-row>
            <table:table-cell table:style-name="Table1.A3" office:value-type="string">
              <text:p text:style-name="P140">Lassú, egyenletes <text:span text:style-name="T193">séta</text:span></text:p>
            </table:table-cell>
            <table:table-cell table:style-name="Table1.B3" office:value-type="string">
              <text:p text:style-name="P144">+<text:span text:style-name="T191">1</text:span>x</text:p>
            </table:table-cell>
          </table:table-row>
          <table:table-row>
            <table:table-cell table:style-name="Table1.A3" office:value-type="string">
              <text:p text:style-name="P144">Lassú futás</text:p>
            </table:table-cell>
            <table:table-cell table:style-name="Table1.B3" office:value-type="string">
              <text:p text:style-name="P144">+<text:span text:style-name="T191">2</text:span>x</text:p>
            </table:table-cell>
          </table:table-row>
          <table:table-row>
            <table:table-cell table:style-name="Table1.A5" office:value-type="string">
              <text:p text:style-name="P144">Rohan</text:p>
            </table:table-cell>
            <table:table-cell table:style-name="Table1.B5" office:value-type="string">
              <text:p text:style-name="P144">+<text:span text:style-name="T191">3</text:span>x</text:p>
            </table:table-cell>
          </table:table-row>
        </table:table>
        <text:p text:style-name="P143"><text:span text:style-name="_5b_RPG_5d__20_Kiemelt_20_kifejezés"><text:span text:style-name="T93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5"><text:span text:style-name="_5b_RPG_5d__20_Kiemelt_20_kifejezés"><text:span text:style-name="T194">Méret</text:span></text:span></text:p>
              </table:table-cell>
              <table:table-cell table:style-name="Táblázat9.B1" office:value-type="string">
                <text:p text:style-name="P138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40">Pénzérme</text:p>
            </table:table-cell>
            <table:table-cell table:style-name="Táblázat9.B2" office:value-type="string">
              <text:p text:style-name="P140">+<text:span text:style-name="T191">4</text:span>x</text:p>
            </table:table-cell>
          </table:table-row>
          <table:table-row>
            <table:table-cell table:style-name="Táblázat9.A2" office:value-type="string">
              <text:p text:style-name="P140">Alma</text:p>
            </table:table-cell>
            <table:table-cell table:style-name="Táblázat9.B2" office:value-type="string">
              <text:p text:style-name="P140">+<text:span text:style-name="T191">3</text:span>x</text:p>
            </table:table-cell>
          </table:table-row>
          <table:table-row>
            <table:table-cell table:style-name="Táblázat9.A2" office:value-type="string">
              <text:p text:style-name="P140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40">+<text:span text:style-name="T191">2</text:span>x</text:p>
            </table:table-cell>
          </table:table-row>
          <table:table-row>
            <table:table-cell table:style-name="Táblázat9.A2" office:value-type="string">
              <text:p text:style-name="P142"><text:span text:style-name="T191">Törpe, Sas, </text:span>Hiúz</text:p>
            </table:table-cell>
            <table:table-cell table:style-name="Táblázat9.B2" office:value-type="string">
              <text:p text:style-name="P142">+<text:span text:style-name="T191">1</text:span>x</text:p>
            </table:table-cell>
          </table:table-row>
          <table:table-row>
            <table:table-cell table:style-name="Táblázat9.A2" office:value-type="string">
              <text:p text:style-name="P146">cél félfedezék mögött</text:p>
            </table:table-cell>
            <table:table-cell table:style-name="Táblázat9.B2" office:value-type="string">
              <text:p text:style-name="P140">+1x</text:p>
            </table:table-cell>
          </table:table-row>
          <table:table-row>
            <table:table-cell table:style-name="Táblázat9.A7" office:value-type="string">
              <text:p text:style-name="P139">Átlagos ember/elf méretű</text:p>
            </table:table-cell>
            <table:table-cell table:style-name="Táblázat9.B7" office:value-type="string">
              <text:p text:style-name="P139">+0x</text:p>
            </table:table-cell>
          </table:table-row>
          <table:table-row>
            <table:table-cell table:style-name="Táblázat9.A8" office:value-type="string">
              <text:p text:style-name="P140">Ogre</text:p>
            </table:table-cell>
            <table:table-cell table:style-name="Táblázat9.B8" office:value-type="string">
              <text:p text:style-name="P140">-1x</text:p>
            </table:table-cell>
          </table:table-row>
          <table:table-row>
            <table:table-cell table:style-name="Táblázat9.A8" office:value-type="string">
              <text:p text:style-name="P147">Ló oldalról / <text:span text:style-name="T28">2 ember</text:span></text:p>
            </table:table-cell>
            <table:table-cell table:style-name="Táblázat9.B8" office:value-type="string">
              <text:p text:style-name="P140">-<text:span text:style-name="T191">1</text:span><text:span text:style-name="T28">x</text:span></text:p>
            </table:table-cell>
          </table:table-row>
          <table:table-row>
            <table:table-cell table:style-name="Táblázat9.A10" office:value-type="string">
              <text:p text:style-name="P140">Lovas, <text:span text:style-name="T191">Bölény</text:span></text:p>
            </table:table-cell>
            <table:table-cell table:style-name="Táblázat9.B8" office:value-type="string">
              <text:p text:style-name="P140">-<text:span text:style-name="T191">2</text:span>x</text:p>
            </table:table-cell>
          </table:table-row>
          <table:table-row>
            <table:table-cell table:style-name="Táblázat9.A11" office:value-type="string">
              <text:p text:style-name="P140">Ó<text:span text:style-name="T28">riás</text:span></text:p>
            </table:table-cell>
            <table:table-cell table:style-name="Táblázat9.B8" office:value-type="string">
              <text:p text:style-name="P140">-<text:span text:style-name="T191">3</text:span><text:span text:style-name="T28">x</text:span></text:p>
            </table:table-cell>
          </table:table-row>
        </table:table>
        <text:p text:style-name="P143"><text:span text:style-name="_5b_RPG_5d__20_Kiemelt_20_kifejezés"><text:span text:style-name="T93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8">A célpont <text:span text:style-name="T195">É</text:span><text:span text:style-name="T196">szlelhetősége</text:span></text:p>
              </table:table-cell>
              <table:table-cell table:style-name="Táblázat8.A1" office:value-type="string">
                <text:p text:style-name="P138">Módosító</text:p>
              </table:table-cell>
              <table:table-cell table:style-name="Táblázat8.C1" office:value-type="string">
                <text:p text:style-name="P138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40">Jól kivehető kontúr</text:p>
            </table:table-cell>
            <table:table-cell table:style-name="Táblázat8.A2" office:value-type="string">
              <text:p text:style-name="P140">0x</text:p>
            </table:table-cell>
            <table:table-cell table:style-name="Táblázat8.C2" office:value-type="string">
              <text:p text:style-name="P140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8">Szürkület<text:span text:style-name="T197">ben</text:span></text:p>
            </table:table-cell>
            <table:table-cell table:style-name="Táblázat8.B3" office:value-type="string">
              <text:p text:style-name="P146">1x</text:p>
            </table:table-cell>
            <table:table-cell table:style-name="Táblázat8.C3" office:value-type="string">
              <text:p text:style-name="P140"/>
            </table:table-cell>
          </table:table-row>
          <table:table-row>
            <table:table-cell table:style-name="Táblázat8.A4" office:value-type="string">
              <text:p text:style-name="P140">Homályos kontúr</text:p>
            </table:table-cell>
            <table:table-cell table:style-name="Táblázat8.B4" office:value-type="string">
              <text:p text:style-name="P140"><text:span text:style-name="T191">1</text:span>x</text:p>
            </table:table-cell>
            <table:table-cell table:style-name="Táblázat8.C4" office:value-type="string">
              <text:p text:style-name="P140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40">Éppen kivehető kontúr (zajos)</text:p>
            </table:table-cell>
            <table:table-cell table:style-name="Táblázat8.B5" office:value-type="string">
              <text:p text:style-name="P140"><text:span text:style-name="T191">2</text:span>x</text:p>
            </table:table-cell>
            <table:table-cell table:style-name="Táblázat8.C5" office:value-type="string">
              <text:p text:style-name="P140">Sötétben moccanó, neszező árnyak</text:p>
            </table:table-cell>
          </table:table-row>
          <table:table-row>
            <table:table-cell table:style-name="Táblázat8.A3" office:value-type="string">
              <text:p text:style-name="P140">Éppen kivehető kontúr (csendes)</text:p>
            </table:table-cell>
            <table:table-cell table:style-name="Táblázat8.B6" office:value-type="string">
              <text:p text:style-name="P140"><text:span text:style-name="T191">5</text:span>x</text:p>
            </table:table-cell>
            <table:table-cell table:style-name="Táblázat8.C6" office:value-type="string">
              <text:p text:style-name="P140">Sötétben, csendben lapuló árnyak</text:p>
            </table:table-cell>
          </table:table-row>
          <table:table-row>
            <table:table-cell table:style-name="Táblázat8.A3" office:value-type="string">
              <text:p text:style-name="P140">Háttérrel egybeolvadó kontúr (zajos)</text:p>
            </table:table-cell>
            <table:table-cell table:style-name="Táblázat8.B6" office:value-type="string">
              <text:p text:style-name="P140"><text:span text:style-name="T191">5</text:span>x<text:span text:style-name="T2">*</text:span></text:p>
            </table:table-cell>
            <table:table-cell table:style-name="Táblázat8.C6" office:value-type="string">
              <text:p text:style-name="P140">Vaksötétben harcoló ellenfél<text:line-break/><text:span text:style-name="T198">*</text:span><text:span text:style-name="T199">Szerencse dobás támadás előtt</text:span></text:p>
            </table:table-cell>
          </table:table-row>
          <table:table-row>
            <table:table-cell table:style-name="Táblázat8.A8" office:value-type="string">
              <text:p text:style-name="P140">Háttérrel egybeolvadó kontúr (csendes)</text:p>
            </table:table-cell>
            <table:table-cell table:style-name="Táblázat8.B6" office:value-type="string">
              <text:p text:style-name="P149">Lehetetle<text:span text:style-name="T197">n</text:span></text:p>
            </table:table-cell>
            <table:table-cell table:style-name="Táblázat8.C6" office:value-type="string">
              <text:p text:style-name="P140"><text:span text:style-name="T191">Nem látható, l</text:span>opakodó, némán osonó fejvadász</text:p>
            </table:table-cell>
          </table:table-row>
        </table:table>
        <text:p text:style-name="P150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5"><text:span text:style-name="_5b_RPG_5d__20_Kiemelt_20_kifejezés"><text:span text:style-name="T186">Szél </text:span></text:span><text:span text:style-name="_5b_RPG_5d__20_Kiemelt_20_kifejezés"><text:span text:style-name="T200">ereje</text:span></text:span></text:p>
              </table:table-cell>
              <table:table-cell table:style-name="Table3.B1" office:value-type="string">
                <text:p text:style-name="P138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6">Szélcsend</text:p>
            </table:table-cell>
            <table:table-cell table:style-name="Table3.B2" office:value-type="string">
              <text:p text:style-name="P146">+0</text:p>
            </table:table-cell>
          </table:table-row>
          <table:table-row>
            <table:table-cell table:style-name="Table3.A2" office:value-type="string">
              <text:p text:style-name="P151">Enyhe szél</text:p>
            </table:table-cell>
            <table:table-cell table:style-name="Table3.B2" office:value-type="string">
              <text:p text:style-name="P151">+<text:span text:style-name="T191">1</text:span>x</text:p>
            </table:table-cell>
          </table:table-row>
          <table:table-row>
            <table:table-cell table:style-name="Table3.A2" office:value-type="string">
              <text:p text:style-name="P140"><text:span text:style-name="T201">E</text:span>rős <text:span text:style-name="T201">szél</text:span></text:p>
            </table:table-cell>
            <table:table-cell table:style-name="Table3.B2" office:value-type="string">
              <text:p text:style-name="P140">+<text:span text:style-name="T191">2</text:span>x</text:p>
            </table:table-cell>
          </table:table-row>
          <table:table-row>
            <table:table-cell table:style-name="Table3.A2" office:value-type="string">
              <text:p text:style-name="P140">Viharos</text:p>
            </table:table-cell>
            <table:table-cell table:style-name="Table3.B2" office:value-type="string">
              <text:p text:style-name="P140">+<text:span text:style-name="T191">3</text:span>x</text:p>
            </table:table-cell>
          </table:table-row>
          <table:table-row>
            <table:table-cell table:style-name="Table3.A2" office:value-type="string">
              <text:p text:style-name="P140">Orkán erejű</text:p>
            </table:table-cell>
            <table:table-cell table:style-name="Table3.B2" office:value-type="string">
              <text:p text:style-name="P152">A lövés lehetetlen</text:p>
            </table:table-cell>
          </table:table-row>
        </table:table>
        <text:p text:style-name="P150"><text:s/></text:p>
        <text:p text:style-name="P153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4">Fegyverkategória</text:p>
              </table:table-cell>
              <table:table-cell table:style-name="Table4.A1" office:value-type="string">
                <text:p text:style-name="P154">Osztó</text:p>
              </table:table-cell>
              <table:table-cell table:style-name="Table4.A1" office:value-type="string">
                <text:p text:style-name="P154">Példa fegyverek</text:p>
              </table:table-cell>
              <table:table-cell table:style-name="Table4.D1" office:value-type="string">
                <text:p text:style-name="P154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7">Nem hajításra készített tárgyak</text:p>
            </table:table-cell>
            <table:table-cell table:style-name="Table4.A2" office:value-type="string">
              <text:p text:style-name="P147"><text:s/>1</text:p>
            </table:table-cell>
            <table:table-cell table:style-name="Table4.A2" office:value-type="string">
              <text:p text:style-name="P147">Kard, zsámoly, söröskorsó</text:p>
            </table:table-cell>
            <table:table-cell table:style-name="Table4.D2" office:value-type="string">
              <text:p text:style-name="P147">Maximális Hatótávjukhoz <text:span text:style-name="T202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7">Apró hajítófegyverek</text:p>
            </table:table-cell>
            <table:table-cell table:style-name="Table4.A2" office:value-type="string">
              <text:p text:style-name="P147">2</text:p>
            </table:table-cell>
            <table:table-cell table:style-name="Table4.A2" office:value-type="string">
              <text:p text:style-name="P147">Tőr, dobótőr, hajítóbárd</text:p>
            </table:table-cell>
            <table:table-cell table:style-name="Table4.D2" office:value-type="string">
              <text:p text:style-name="P147">-</text:p>
            </table:table-cell>
          </table:table-row>
          <table:table-row>
            <table:table-cell table:style-name="Table4.A4" office:value-type="string">
              <text:p text:style-name="P147">Íjak</text:p>
            </table:table-cell>
            <table:table-cell table:style-name="Table4.A2" office:value-type="string">
              <text:p text:style-name="P147">3</text:p>
            </table:table-cell>
            <table:table-cell table:style-name="Table4.C4" office:value-type="string">
              <text:p text:style-name="P147">Rövid íj, hosszú íj,<text:line-break/>+ Kézi nyílpuska, <text:line-break/>dárda, lándzsa, </text:p>
            </table:table-cell>
            <table:table-cell table:style-name="Table4.D2" office:value-type="string">
              <text:p text:style-name="P147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47">Nyílpuskák</text:p>
            </table:table-cell>
            <table:table-cell table:style-name="Table4.A2" office:value-type="string">
              <text:p text:style-name="P147">4</text:p>
            </table:table-cell>
            <table:table-cell table:style-name="Table4.C4" office:value-type="string">
              <text:p text:style-name="P147">Minden nyílpuska <text:line-break/>kivéve Kézi és <text:span text:style-name="T202">Kharei</text:span></text:p>
            </table:table-cell>
            <table:table-cell table:style-name="Table4.D2" office:value-type="string">
              <text:p text:style-name="P147"><text:span text:style-name="T167">K</text:span>ézi nyílpuskától felfelé <text:span text:style-name="T2">Páncéltörőnek</text:span> számít: </text:p>
              <text:p text:style-name="P147">SFÉ = a vért rétegeinek száma </text:p>
            </table:table-cell>
          </table:table-row>
        </table:table>
        <text:p text:style-name="P155"/>
      </text:section>
      <text:p text:style-name="Standard"><text:span text:style-name="_5b_RPG_5d__20_Kiemelt_20_kifejezés"><text:span text:style-name="T24"/></text:span></text:p>
      <text:p text:style-name="Standard"/>
      <text:h text:style-name="P156" text:outline-level="3">Szándékos kitérés lövés elől</text:h>
      <text:p text:style-name="P157">Akrobatika képzetlenségpróba (Gyorsaság Tulajdonsággal). Távolság és fegyver függő.</text:p>
      <text:p text:style-name="P157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8">Gyorsaságpróba célszám</text:p>
            </table:table-cell>
            <table:table-cell table:style-name="Tábla1.B1" office:value-type="string">
              <text:p text:style-name="P158">Dobófegyverek</text:p>
            </table:table-cell>
            <table:table-cell table:style-name="Tábla1.B1" office:value-type="string">
              <text:p text:style-name="P158">Íjak</text:p>
            </table:table-cell>
            <table:table-cell table:style-name="Tábla1.D1" office:value-type="string">
              <text:p text:style-name="P158">Nyílpuskák</text:p>
            </table:table-cell>
          </table:table-row>
        </table:table-header-rows>
        <table:table-row>
          <table:table-cell table:style-name="Tábla1.A2" office:value-type="string">
            <text:p text:style-name="P159">9</text:p>
          </table:table-cell>
          <table:table-cell table:style-name="Tábla1.B2" office:value-type="string">
            <text:p text:style-name="P160">Testközelben</text:p>
          </table:table-cell>
          <table:table-cell table:style-name="Tábla1.C2" office:value-type="string">
            <text:p text:style-name="P160">N/A</text:p>
          </table:table-cell>
          <table:table-cell table:style-name="Tábla1.D2" office:value-type="string">
            <text:p text:style-name="P160">N/A</text:p>
          </table:table-cell>
        </table:table-row>
        <table:table-row>
          <table:table-cell table:style-name="Tábla1.A2" office:value-type="string">
            <text:p text:style-name="P159">21</text:p>
          </table:table-cell>
          <table:table-cell table:style-name="Tábla1.B2" office:value-type="string">
            <text:p text:style-name="P160">1m - 3m</text:p>
          </table:table-cell>
          <table:table-cell table:style-name="Tábla1.C2" office:value-type="string">
            <text:p text:style-name="P160">0m - 5m</text:p>
          </table:table-cell>
          <table:table-cell table:style-name="Tábla1.D2" office:value-type="string">
            <text:p text:style-name="P160">0m - 10m</text:p>
          </table:table-cell>
        </table:table-row>
        <table:table-row>
          <table:table-cell table:style-name="Tábla1.A2" office:value-type="string">
            <text:p text:style-name="P159">18</text:p>
          </table:table-cell>
          <table:table-cell table:style-name="Tábla1.B2" office:value-type="string">
            <text:p text:style-name="P160">4m - 6m</text:p>
          </table:table-cell>
          <table:table-cell table:style-name="Tábla1.C2" office:value-type="string">
            <text:p text:style-name="P160">6m - 10m</text:p>
          </table:table-cell>
          <table:table-cell table:style-name="Tábla1.D2" office:value-type="string">
            <text:p text:style-name="P160">11m - 20m</text:p>
          </table:table-cell>
        </table:table-row>
        <table:table-row>
          <table:table-cell table:style-name="Tábla1.A2" office:value-type="string">
            <text:p text:style-name="P159">15</text:p>
          </table:table-cell>
          <table:table-cell table:style-name="Tábla1.B2" office:value-type="string">
            <text:p text:style-name="P160">7m - 9m</text:p>
          </table:table-cell>
          <table:table-cell table:style-name="Tábla1.C2" office:value-type="string">
            <text:p text:style-name="P160">11m - 15m</text:p>
          </table:table-cell>
          <table:table-cell table:style-name="Tábla1.D2" office:value-type="string">
            <text:p text:style-name="P160">21m - 30m</text:p>
          </table:table-cell>
        </table:table-row>
        <table:table-row>
          <table:table-cell table:style-name="Tábla1.A2" office:value-type="string">
            <text:p text:style-name="P159">12</text:p>
          </table:table-cell>
          <table:table-cell table:style-name="Tábla1.B2" office:value-type="string">
            <text:p text:style-name="P160">10m - 12m</text:p>
          </table:table-cell>
          <table:table-cell table:style-name="Tábla1.C2" office:value-type="string">
            <text:p text:style-name="P160">16m - 20m</text:p>
          </table:table-cell>
          <table:table-cell table:style-name="Tábla1.D2" office:value-type="string">
            <text:p text:style-name="P160">31m - 40m</text:p>
          </table:table-cell>
        </table:table-row>
      </table:table>
      <text:p text:style-name="P134"><text:span text:style-name="_5b_RPG_5d__20_Kiemelt_20_kifejezés"><text:span text:style-name="T93"/></text:span></text:p>
      <text:p text:style-name="P4"/>
      <text:h text:style-name="P161" text:outline-level="3">Példalövészet</text:h>
      <text:p text:style-name="P134"><text:span text:style-name="T24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4">Osztója </text:span></text:span><text:span text:style-name="_5b_RPG_5d_Kiemelt_20_kifejezés"><text:span text:style-name="T203">5</text:span></text:span><text:span text:style-name="_5b_RPG_5d_Kiemelt_20_kifejezés"><text:span text:style-name="T24">.</text:span></text:span></text:p>
      <text:p text:style-name="P134"><text:span text:style-name="_5b_RPG_5d_Kiemelt_20_kifejezés"><text:span text:style-name="T24"/></text:span></text:p>
      <text:p text:style-name="P134"><text:span text:style-name="_5b_RPG_5d_Kiemelt_20_kifejezés"><text:span text:style-name="T24"/></text:span></text:p>
      <text:p text:style-name="P134"><text:span text:style-name="_5b_RPG_5d_Kiemelt_20_kifejezés"><text:span text:style-name="T204">I</text:span></text:span><text:span text:style-name="_5b_RPG_5d_Kiemelt_20_kifejezés"><text:span text:style-name="T205">. </text:span></text:span><text:span text:style-name="_5b_RPG_5d_Kiemelt_20_kifejezés"><text:span text:style-name="T206">Tetves Cé</text:span></text:span><text:span text:style-name="_5b_RPG_5d_Kiemelt_20_kifejezés"><text:span text:style-name="T207">lzó Értéke:</text:span></text:span><text:span text:style-name="_5b_RPG_5d_Kiemelt_20_kifejezés"><text:span text:style-name="T208"> </text:span></text:span><text:span text:style-name="_5b_RPG_5d_Kiemelt_20_kifejezés"><text:span text:style-name="T209">2</text:span></text:span></text:p>
      <text:p text:style-name="P134"><text:span text:style-name="_5b_RPG_5d_Kiemelt_20_kifejezés"><text:span text:style-name="T210"><text:s text:c="2"/></text:span></text:span></text:p>
      <text:p text:style-name="P162"><text:span text:style-name="_5b_RPG_5d_Kiemelt_20_kifejezés"><text:span text:style-name="T211">-1</text:span></text:span><text:span text:style-name="_5b_RPG_5d_Kiemelt_20_kifejezés"><text:span text:style-name="T212">5</text:span></text:span><text:span text:style-name="_5b_RPG_5d_Kiemelt_20_kifejezés"><text:span text:style-name="T211"> (Konstans)</text:span></text:span></text:p>
      <text:p text:style-name="P162"><text:span text:style-name="_5b_RPG_5d_Kiemelt_20_kifejezés"><text:span text:style-name="T213">+ </text:span></text:span><text:span text:style-name="_5b_RPG_5d_Kiemelt_20_kifejezés"><text:span text:style-name="T211">3 (Önuralom)</text:span></text:span></text:p>
      <text:p text:style-name="P162"><text:span text:style-name="_5b_RPG_5d_Kiemelt_20_kifejezés"><text:span text:style-name="T213">+ </text:span></text:span><text:span text:style-name="_5b_RPG_5d_Kiemelt_20_kifejezés"><text:span text:style-name="T211">8 (Nyílpuska CÉ)</text:span></text:span></text:p>
      <text:p text:style-name="P162"><text:span text:style-name="_5b_RPG_5d_Kiemelt_20_kifejezés"><text:span text:style-name="T213">+ </text:span></text:span><text:span text:style-name="_5b_RPG_5d_Kiemelt_20_kifejezés"><text:span text:style-name="T211">3 (CM költött)</text:span></text:span></text:p>
      <text:p text:style-name="P162"><text:span text:style-name="_5b_RPG_5d_Kiemelt_20_kifejezés"><text:span text:style-name="T213">+ </text:span></text:span><text:span text:style-name="_5b_RPG_5d_Kiemelt_20_kifejezés"><text:span text:style-name="T211">3 (Lövészet képzettség 6.szint)</text:span></text:span></text:p>
      <text:p text:style-name="P163"/>
      <text:p text:style-name="P163"/>
      <text:p text:style-name="P164"/>
      <text:p text:style-name="P134"><text:span text:style-name="_5b_RPG_5d_Kiemelt_20_kifejezés"><text:span text:style-name="T204">II</text:span></text:span><text:span text:style-name="_5b_RPG_5d_Kiemelt_20_kifejezés"><text:span text:style-name="T205">. </text:span></text:span><text:span text:style-name="_5b_RPG_5d_Kiemelt_20_kifejezés"><text:span text:style-name="T206">A célpont Védő Értéke:</text:span></text:span><text:span text:style-name="_5b_RPG_5d_Kiemelt_20_kifejezés"><text:span text:style-name="T205"> </text:span></text:span><text:span text:style-name="_5b_RPG_5d_Kiemelt_20_kifejezés"><text:span text:style-name="T209">9</text:span></text:span><text:span text:style-name="_5b_RPG_5d_Kiemelt_20_kifejezés"><text:span text:style-name="T205"> <text:s/></text:span></text:span><text:span text:style-name="_5b_RPG_5d_Kiemelt_20_kifejezés"><text:span text:style-name="T214">(</text:span></text:span><text:span text:style-name="_5b_RPG_5d_Kiemelt_20_kifejezés"><text:span text:style-name="T209">3</text:span></text:span><text:span text:style-name="_5b_RPG_5d_Kiemelt_20_kifejezés"><text:span text:style-name="T214"> x 3)</text:span></text:span></text:p>
      <text:p text:style-name="P165"/>
      <text:p text:style-name="P166"><text:span text:style-name="T215">3</text:span><text:span text:style-name="T216"><text:tab/>→ <text:s text:c="2"/></text:span><text:span text:style-name="T190">3</text:span><text:span text:style-name="T216"> <text:s/>(gyorsan mozgó) + 0 (normál méret) + (0) jól látható</text:span><text:line-break/><text:span text:style-name="T217">3</text:span><text:span text:style-name="T216"> (Cella)<text:tab/>→ </text:span><text:span text:style-name="T218">15 </text:span><text:span text:style-name="T217">(</text:span><text:span text:style-name="T219">távolság) </text:span><text:span text:style-name="T218">/ 5 </text:span><text:span text:style-name="T217">(</text:span><text:span text:style-name="T219">nyílpuska Osztó)</text:span></text:p>
      <text:p text:style-name="P167"/>
      <text:p text:style-name="P168"/>
      <text:p text:style-name="P168"/>
      <text:p text:style-name="P169"><text:span text:style-name="T220">III</text:span><text:span text:style-name="T221">. </text:span><text:span text:style-name="T222">Célzó dobás: <text:s/></text:span><text:span text:style-name="T2">(</text:span><text:span text:style-name="T215">2</text:span><text:span text:style-name="T2">+k</text:span><text:span text:style-name="T218">20</text:span><text:span text:style-name="T2">) <text:s/>vs <text:s/></text:span><text:span text:style-name="T215">9</text:span></text:p>
      <text:p text:style-name="P170"><text:span text:style-name="_5b_RPG_5d__20_Kiemelt_20_kifejezés"><text:span text:style-name="T89"/></text:span></text:p>
      <text:p text:style-name="P171"><text:span text:style-name="_5b_RPG_5d__20_Kiemelt_20_kifejezés"><text:span text:style-name="T89">azaz ha Tetves legalább </text:span></text:span><text:span text:style-name="_5b_RPG_5d__20_Kiemelt_20_kifejezés"><text:span text:style-name="T177">7</text:span></text:span><text:span text:style-name="_5b_RPG_5d__20_Kiemelt_20_kifejezés"><text:span text:style-name="T89">-</text:span></text:span><text:span text:style-name="_5b_RPG_5d__20_Kiemelt_20_kifejezés"><text:span text:style-name="T177">e</text:span></text:span><text:span text:style-name="_5b_RPG_5d__20_Kiemelt_20_kifejezés"><text:span text:style-name="T89">t dob, akkor találatot ér el.</text:span></text:span></text:p>
      <text:p text:style-name="P171"><text:span text:style-name="_5b_RPG_5d__20_Kiemelt_20_kifejezés"><text:span text:style-name="T89">Dob </text:span></text:span><text:span text:style-name="_5b_RPG_5d__20_Kiemelt_20_kifejezés"><text:span text:style-name="T223">k20</text:span></text:span><text:span text:style-name="_5b_RPG_5d__20_Kiemelt_20_kifejezés"><text:span text:style-name="T89">-</text:span></text:span><text:span text:style-name="_5b_RPG_5d__20_Kiemelt_20_kifejezés"><text:span text:style-name="T223">sz</text:span></text:span><text:span text:style-name="_5b_RPG_5d__20_Kiemelt_20_kifejezés"><text:span text:style-name="T89">al, az eredmény </text:span></text:span><text:span text:style-name="_5b_RPG_5d__20_Kiemelt_20_kifejezés"><text:span text:style-name="T223">9</text:span></text:span><text:span text:style-name="_5b_RPG_5d__20_Kiemelt_20_kifejezés"><text:span text:style-name="T89">.</text:span></text:span></text:p>
      <text:p text:style-name="P170"><text:span text:style-name="_5b_RPG_5d__20_Kiemelt_20_kifejezés"><text:span text:style-name="T224"/></text:span></text:p>
      <text:p text:style-name="P172"><text:span text:style-name="_5b_RPG_5d__20_Kiemelt_20_kifejezés"><text:span text:style-name="T224">V</text:span></text:span><text:span text:style-name="_5b_RPG_5d__20_Kiemelt_20_kifejezés"><text:span text:style-name="T89">égső CÉ = </text:span></text:span><text:span text:style-name="_5b_RPG_5d__20_Kiemelt_20_kifejezés"><text:span text:style-name="T177">2</text:span></text:span><text:span text:style-name="_5b_RPG_5d__20_Kiemelt_20_kifejezés"><text:span text:style-name="T223">+9</text:span></text:span><text:span text:style-name="_5b_RPG_5d__20_Kiemelt_20_kifejezés"><text:span text:style-name="T89"> = </text:span></text:span><text:span text:style-name="_5b_RPG_5d__20_Kiemelt_20_kifejezés"><text:span text:style-name="T223">1</text:span></text:span><text:span text:style-name="_5b_RPG_5d__20_Kiemelt_20_kifejezés"><text:span text:style-name="T177">1</text:span></text:span></text:p>
      <text:p text:style-name="P172"><text:span text:style-name="_5b_RPG_5d__20_Kiemelt_20_kifejezés"><text:span text:style-name="T89">tehát eltalálta a célt, dobhatja a sebzést. </text:span></text:span></text:p>
      <text:p text:style-name="P170"><text:span text:style-name="_5b_RPG_5d__20_Kiemelt_20_kifejezés"><text:span text:style-name="T8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16T22:49:01.440206000</dc:date>
    <meta:editing-cycles>127</meta:editing-cycles>
    <meta:editing-duration>PT12H2M6S</meta:editing-duration>
    <meta:print-date>2025-07-21T12:07:52.831005100</meta:print-date>
    <meta:printed-by>PDF files</meta:printed-by>
    <meta:document-statistic meta:table-count="15" meta:image-count="0" meta:object-count="0" meta:page-count="8" meta:paragraph-count="445" meta:word-count="2136" meta:character-count="13814" meta:non-whitespace-character-count="11971"/>
    <meta:user-defined meta:name="Információ 1"/>
    <meta:user-defined meta:name="Információ 2"/>
    <meta:user-defined meta:name="Információ 3"/>
    <meta:user-defined meta:name="Információ 4"/>
  </office:meta>
</office:document-meta>
</file>